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Arial"/>
    </style:style>
    <style:style style:name="T5" style:family="text">
      <style:text-properties fo:font-family="Arial" fo:font-size="12.000000000000000pt" fo:font-variant="small-caps" fo:font-weight="bold"/>
    </style:style>
    <style:style style:name="T6" style:family="text">
      <style:text-properties fo:font-style="italic"/>
    </style:style>
    <style:style style:name="T7" style:family="text"/>
    <style:style style:name="T8" style:family="text">
      <style:text-properties fo:font-size="9.000000000000000pt" fo:font-weight="bold"/>
    </style:style>
    <style:style style:name="T9" style:parent-style-name="Hyperlink" style:family="text"/>
    <style:style style:name="T10" style:family="text">
      <style:text-properties fo:font-family="Calibri" fo:font-size="11.000000000000000pt" fo:font-weight="normal"/>
    </style:style>
    <style:style style:name="T11" style:family="text">
      <style:text-properties fo:font-family="Calibri" fo:font-size="11.000000000000000pt"/>
    </style:style>
    <style:style style:name="T12" style:family="text">
      <style:text-properties fo:color="#303030" fo:font-family="Verdana" fo:font-size="10.000000000000000pt"/>
    </style:style>
    <style:style style:name="T13" style:family="text">
      <style:text-properties style:text-line-through-style="solid" style:text-line-through-type="single"/>
    </style:style>
    <style:style style:name="T14" style:family="text">
      <style:text-properties fo:font-family="Arial" fo:letter-spacing="-0.002000000000000pt"/>
    </style:style>
    <style:style style:name="T15" style:family="text">
      <style:text-properties fo:color="#000000" fo:font-family="Verdana,Helvetica,Arial,sans-se" fo:font-size="12.000000000000000pt"/>
    </style:style>
    <style:style style:name="T16" style:family="text">
      <style:text-properties fo:background-color="#ffffff" fo:color="#000000" fo:font-family="Verdana,Helvetica,Arial,sans-se" fo:font-size="12.000000000000000pt"/>
    </style:style>
    <style:style style:name="T17" style:family="text">
      <style:text-properties fo:color="#000000" fo:font-family="Sans Serif" fo:font-size="12.000000000000000pt"/>
    </style:style>
    <style:style style:name="T18" style:parent-style-name="Hyperlink" style:family="text">
      <style:text-properties fo:font-family="Verdana,Helvetica,Arial,sans-se" fo:font-size="12.000000000000000pt"/>
    </style:style>
    <style:style style:name="T19" style:family="text">
      <style:text-properties fo:font-size="9.000000000000000pt" style:text-underline-style="solid" style:text-underline-type="single"/>
    </style:style>
    <style:style style:name="T20" style:family="text">
      <style:text-properties fo:font-family="Courier New,courier" style:font-pitch="fixed"/>
    </style:style>
    <style:style style:name="P8" style:parent-style-name="BodyText" style:family="paragraph" style:master-page-name="Standard1">
      <style:paragraph-properties fo:margin-left="54.000000000000000pt" style:tab-stop-distance="36.000000000000000pt"/>
      <style:text-properties fo:country="US" fo:font-family="Times New Roman" fo:font-size="11.000000000000000pt" fo:language="en" style:use-window-font-color="true"/>
    </style:style>
    <style:style style:name="P9" style:parent-style-name="BodyText" style:family="paragraph">
      <style:paragraph-properties fo:margin-left="54.000000000000000pt" style:tab-stop-distance="36.000000000000000pt"/>
      <style:text-properties fo:country="US" fo:font-family="Times New Roman" fo:font-size="11.000000000000000pt" fo:language="en" style:use-window-font-color="true"/>
    </style:style>
    <style:style style:name="P10" style:parent-style-name="Normal" style:family="paragraph">
      <style:paragraph-properties fo:line-height="100%" style:tab-stop-distance="36.000000000000000pt"/>
      <style:text-properties fo:country="US" fo:font-family="Times New Roman" fo:language="en" style:use-window-font-color="true"/>
    </style:style>
    <style:style style:name="P11" style:parent-style-name="ChapterTitle" style:family="paragraph">
      <style:paragraph-properties fo:margin="0.000000000000000pt" fo:text-align="center" style:tab-stop-distance="36.000000000000000pt"/>
      <style:text-properties fo:country="US" fo:language="en" style:use-window-font-color="true"/>
    </style:style>
    <style:style style:name="P12" style:parent-style-name="ChapterSubtitle" style:family="paragraph">
      <style:paragraph-properties fo:margin-bottom="20.000000000000000pt" fo:margin-left="54.000000000000000pt" fo:margin-right="108.000000000000000pt" style:tab-stop-distance="36.000000000000000pt"/>
      <style:text-properties fo:country="US" fo:font-family="Times New Roman" fo:language="en" style:use-window-font-color="true"/>
    </style:style>
    <style:style style:name="P13" style:parent-style-name="ChapterSubtitle" style:family="paragraph">
      <style:paragraph-properties fo:margin-bottom="0.000000000000000pt" fo:margin-left="0.000000000000000pt" fo:margin-right="0.000000000000000pt" fo:text-align="center" style:tab-stop-distance="36.000000000000000pt"/>
      <style:text-properties fo:country="US" fo:font-family="Times New Roman" fo:language="en" style:use-window-font-color="true"/>
    </style:style>
    <style:style style:name="P14" style:parent-style-name="BodyText" style:family="paragraph">
      <style:paragraph-properties fo:margin-left="72.000000000000000pt" style:tab-stop-distance="36.000000000000000pt"/>
      <style:text-properties fo:country="US" fo:font-family="Arial" fo:font-size="11.000000000000000pt" fo:language="en" style:use-window-font-color="true"/>
    </style:style>
    <style:style style:name="P15" style:parent-style-name="BodyText" style:family="paragraph">
      <style:paragraph-properties fo:margin-left="0.000000000000000pt" fo:text-align="center" style:tab-stop-distance="36.000000000000000pt"/>
      <style:text-properties fo:country="US" fo:font-family="Times New Roman" fo:font-size="11.000000000000000pt" fo:language="en" style:use-window-font-color="true"/>
    </style:style>
    <style:style style:name="P16" style:parent-style-name="Normal" style:family="paragraph">
      <style:paragraph-properties fo:line-height="100%" fo:margin-left="0.000000000000000pt" fo:text-align="center" style:tab-stop-distance="36.000000000000000pt"/>
      <style:text-properties fo:country="US" fo:font-family="Times New Roman" fo:language="en" style:use-window-font-color="true"/>
    </style:style>
    <style:style style:name="P17" style:parent-style-name="Normal" style:family="paragraph">
      <style:paragraph-properties fo:line-height="100%" fo:margin-left="85.500000000000000pt" fo:text-indent="-85.500000000000000pt" style:tab-stop-distance="36.000000000000000pt">
        <style:tab-stops>
          <style:tab-stop style:position="288.00000000000pt" style:type="right" style:leader-type="none" style:leader-style="none" style:leader-width="auto" style:leader-color="font-color"/>
        </style:tab-stops>
      </style:paragraph-properties>
      <style:text-properties fo:country="US" fo:font-family="Times New Roman" fo:language="en" style:use-window-font-color="true"/>
    </style:style>
    <style:style style:name="P18" style:parent-style-name="Normal" style:family="paragraph">
      <style:paragraph-properties fo:line-height="100%" fo:margin-left="85.500000000000000pt" fo:text-indent="-85.500000000000000pt" style:tab-stop-distance="36.000000000000000pt">
        <style:tab-stops>
          <style:tab-stop style:position="287.10000000000pt" style:type="right" style:leader-type="none" style:leader-style="none" style:leader-width="auto" style:leader-color="font-color"/>
        </style:tab-stops>
      </style:paragraph-properties>
      <style:text-properties fo:country="US" fo:font-family="Times New Roman" fo:language="en" style:use-window-font-color="true"/>
    </style:style>
    <style:style style:name="P19" style:parent-style-name="Normal" style:family="paragraph">
      <style:paragraph-properties fo:line-height="100%" fo:margin-left="94.500000000000000pt" fo:text-indent="-94.500000000000000pt" style:tab-stop-distance="36.000000000000000pt">
        <style:tab-stops>
          <style:tab-stop style:position="287.10000000000pt" style:type="right" style:leader-type="none" style:leader-style="none" style:leader-width="auto" style:leader-color="font-color"/>
        </style:tab-stops>
      </style:paragraph-properties>
      <style:text-properties fo:country="US" fo:font-family="Times New Roman" fo:language="en" style:use-window-font-color="true"/>
    </style:style>
    <style:style style:name="P20" style:parent-style-name="PrefaceHeading1" style:family="paragraph">
      <style:paragraph-properties fo:margin-bottom="11.000000000000000pt" fo:margin-left="0.000000000000000pt" fo:margin-top="11.000000000000000pt" style:line-height-at-least="14.000000000000000pt" style:tab-stop-distance="36.000000000000000pt"/>
      <style:text-properties fo:country="US" fo:font-family="Arial" fo:font-size="14.000000000000000pt" fo:font-weight="bold" fo:language="en" fo:letter-spacing="-0.005000000000000pt" style:use-window-font-color="true"/>
    </style:style>
    <style:style style:name="P21" style:parent-style-name="PrefaceHeading2" style:family="paragraph">
      <style:paragraph-properties fo:margin-left="22.500000000000000pt" fo:margin-top="7.000000000000000pt" fo:text-indent="-22.500000000000000pt" style:line-height-at-least="11.000000000000000pt" style:tab-stop-distance="36.000000000000000pt"/>
      <style:text-properties fo:country="US" fo:font-family="Arial" fo:font-size="11.000000000000000pt" fo:font-weight="bold" fo:language="en" fo:letter-spacing="-0.002000000000000pt" style:use-window-font-color="true"/>
    </style:style>
    <style:style style:name="P22" style:parent-style-name="Normal" style:family="paragraph">
      <style:paragraph-properties fo:line-height="100%" fo:margin-left="7.100000000000001pt" style:tab-stop-distance="36.000000000000000pt"/>
      <style:text-properties fo:country="US" fo:font-family="Times New Roman" fo:language="en" style:use-window-font-color="true"/>
    </style:style>
    <style:style style:name="P23" style:parent-style-name="Normal" style:family="paragraph">
      <style:paragraph-properties fo:line-height="100%" fo:margin-left="6.200000000000000pt" style:tab-stop-distance="36.000000000000000pt"/>
      <style:text-properties fo:country="US" fo:font-family="Times New Roman" fo:language="en" style:use-window-font-color="true"/>
    </style:style>
    <style:style style:name="P24" style:parent-style-name="Normal" style:family="paragraph">
      <style:paragraph-properties fo:line-height="100%" fo:margin-left="4.450000000000000pt" style:tab-stop-distance="36.000000000000000pt"/>
      <style:text-properties fo:country="US" fo:font-family="Times New Roman" fo:language="en" style:use-window-font-color="true"/>
    </style:style>
    <style:style style:name="P25" style:parent-style-name="Normal" style:family="paragraph">
      <style:paragraph-properties fo:line-height="100%" fo:margin-bottom="2.000000000000000pt" fo:margin-left="7.100000000000001pt" fo:margin-top="2.000000000000000pt" style:tab-stop-distance="36.000000000000000pt"/>
      <style:text-properties fo:country="US" fo:font-family="Times New Roman" fo:language="en" style:use-window-font-color="true"/>
    </style:style>
    <style:style style:name="P26" style:parent-style-name="Normal" style:family="paragraph">
      <style:paragraph-properties fo:line-height="100%" fo:margin-bottom="2.000000000000000pt" fo:margin-left="6.200000000000000pt" fo:margin-top="2.000000000000000pt" fo:text-align="center" style:tab-stop-distance="36.000000000000000pt"/>
      <style:text-properties fo:country="US" fo:font-family="Times New Roman" fo:language="en" style:use-window-font-color="true"/>
    </style:style>
    <style:style style:name="P27" style:parent-style-name="Normal" style:family="paragraph">
      <style:paragraph-properties fo:line-height="100%" fo:margin-bottom="2.000000000000000pt" fo:margin-left="6.200000000000000pt" fo:margin-top="2.000000000000000pt" style:tab-stop-distance="36.000000000000000pt"/>
      <style:text-properties fo:country="US" fo:font-family="Times New Roman" fo:language="en" style:use-window-font-color="true"/>
    </style:style>
    <style:style style:name="P28" style:parent-style-name="Normal" style:family="paragraph">
      <style:paragraph-properties fo:line-height="100%" fo:margin-bottom="2.000000000000000pt" fo:margin-left="4.450000000000000pt" fo:margin-top="2.000000000000000pt" style:tab-stop-distance="36.000000000000000pt"/>
      <style:text-properties fo:country="US" fo:font-family="Times New Roman" fo:language="en" style:use-window-font-color="true"/>
    </style:style>
    <style:style style:name="P29" style:parent-style-name="Normal" style:family="paragraph">
      <style:paragraph-properties fo:line-height="100%" fo:margin-bottom="2.000000000000000pt" fo:margin-left="6.200000000000000pt" fo:margin-top="2.000000000000000pt" fo:text-align="center" style:tab-stop-distance="36.000000000000000pt"/>
      <style:text-properties fo:country="US" fo:font-family="Times New Roman" fo:font-style="italic" fo:language="en" style:use-window-font-color="true"/>
    </style:style>
    <style:style style:name="P30" style:parent-style-name="PrefaceHeading1" style:family="paragraph" style:master-page-name="Standard2">
      <style:paragraph-properties fo:margin-bottom="11.000000000000000pt" fo:margin-left="0.000000000000000pt" fo:margin-top="11.000000000000000pt" style:line-height-at-least="14.000000000000000pt" style:tab-stop-distance="36.000000000000000pt"/>
      <style:text-properties fo:country="US" fo:font-family="Arial" fo:font-size="14.000000000000000pt" fo:font-weight="bold" fo:language="en" fo:letter-spacing="-0.005000000000000pt" style:use-window-font-color="true"/>
    </style:style>
    <style:style style:name="P31" style:parent-style-name="TOC1" style:family="paragraph">
      <style:paragraph-properties fo:margin-left="0.000000000000000pt" style:tab-stop-distance="36.000000000000000pt"/>
      <style:text-properties fo:country="US" fo:language="en" style:use-window-font-color="true"/>
    </style:style>
    <style:style style:name="P32" style:parent-style-name="TOC2" style:family="paragraph">
      <style:paragraph-properties style:tab-stop-distance="36.000000000000000pt">
        <style:tab-stops>
          <style:tab-stop style:position="44.00000000000pt" style:type="left" style:leader-type="none" style:leader-style="none" style:leader-width="auto" style:leader-color="font-color"/>
        </style:tab-stops>
      </style:paragraph-properties>
      <style:text-properties fo:country="US" fo:language="en" style:use-window-font-color="true"/>
    </style:style>
    <style:style style:name="P33" style:parent-style-name="Heading1" style:family="paragraph" style:master-page-name="Standard3">
      <style:paragraph-properties style:tab-stop-distance="36.000000000000000pt"/>
      <style:text-properties fo:country="US" fo:font-family="Arial" fo:language="en" style:use-window-font-color="true"/>
    </style:style>
    <style:style style:name="P34" style:parent-style-name="Heading2" style:family="paragraph">
      <style:paragraph-properties fo:margin-top="7.000000000000000pt" style:line-height-at-least="11.000000000000000pt" style:tab-stop-distance="36.000000000000000pt"/>
      <style:text-properties fo:country="US" fo:font-family="Arial" fo:font-size="11.000000000000000pt" fo:language="en" fo:letter-spacing="-0.002000000000000pt" style:use-window-font-color="true"/>
    </style:style>
    <style:style style:name="P35" style:parent-style-name="ListBullet" style:family="paragraph">
      <style:paragraph-properties fo:margin-left="72.000000000000000pt" fo:text-indent="-18.000000000000000pt" style:line-height-at-least="11.000000000000000pt" style:tab-stop-distance="36.000000000000000pt"/>
      <style:text-properties fo:country="US" fo:font-family="Times New Roman" fo:font-size="11.000000000000000pt" fo:language="en" style:use-window-font-color="true"/>
    </style:style>
    <style:style style:name="P36" style:parent-style-name="Heading1" style:family="paragraph">
      <style:paragraph-properties style:tab-stop-distance="36.000000000000000pt"/>
      <style:text-properties fo:country="US" fo:font-family="Arial" fo:language="en" style:use-window-font-color="true"/>
    </style:style>
    <style:style style:name="P37" style:parent-style-name="Normal" style:family="paragraph">
      <style:paragraph-properties fo:line-height="100%" fo:margin-bottom="12.000000000000000pt" fo:margin-top="12.000000000000000pt" style:tab-stop-distance="36.000000000000000pt"/>
      <style:text-properties fo:country="US" fo:font-family="Times New Roman" fo:language="en" style:use-window-font-color="true"/>
    </style:style>
    <style:style style:name="P38" style:family="paragraph">
      <style:text-properties fo:font-size="12.000000000000000pt"/>
    </style:style>
    <style:style style:name="P39" style:parent-style-name="Heading3" style:family="paragraph">
      <style:paragraph-properties fo:margin-top="7.000000000000000pt" style:line-height-at-least="11.000000000000000pt" style:tab-stop-distance="36.000000000000000pt"/>
      <style:text-properties fo:country="US" fo:font-family="Arial" fo:font-size="11.000000000000000pt" fo:language="en" fo:letter-spacing="-0.002000000000000pt" style:use-window-font-color="true"/>
    </style:style>
    <style:style style:name="P40" style:parent-style-name="Heading3" style:family="paragraph">
      <style:paragraph-properties fo:margin-top="7.000000000000000pt" style:line-height-at-least="11.000000000000000pt" style:tab-stop-distance="36.000000000000000pt"/>
      <style:text-properties fo:country="US" fo:font-family="Times New Roman" fo:font-size="11.000000000000000pt" fo:language="en" style:use-window-font-color="true"/>
    </style:style>
    <style:style style:name="P41" style:parent-style-name="Normal" style:family="paragraph">
      <style:paragraph-properties fo:line-height="100%" style:tab-stop-distance="36.000000000000000pt"/>
      <style:text-properties fo:background-color="#ffffff" fo:color="#000000" fo:country="US" fo:font-family="Verdana,Helvetica,Arial,sans-se" fo:font-size="12.000000000000000pt" fo:language="en"/>
    </style:style>
    <style:style style:name="P42" style:parent-style-name="Standard" style:family="paragraph">
      <style:paragraph-properties fo:line-height="100%" style:tab-stop-distance="36.000000000000000pt"/>
      <style:text-properties fo:country="US" fo:font-size="12.000000000000000pt" fo:language="en"/>
    </style:style>
    <style:style style:name="P43" style:parent-style-name="Normal" style:family="paragraph">
      <style:paragraph-properties fo:margin-bottom="11.000000000000000pt" fo:margin-top="12.000000000000000pt" style:line-height-at-least="11.000000000000000pt" style:tab-stop-distance="36.000000000000000pt"/>
      <style:text-properties fo:country="US" fo:font-family="Times New Roman" fo:language="en" style:use-window-font-color="true"/>
    </style:style>
    <style:style style:name="P44" style:parent-style-name="Heading2" style:family="paragraph">
      <style:paragraph-properties fo:line-height="100%" style:tab-stop-distance="36.000000000000000pt"/>
      <style:text-properties fo:country="US" fo:font-family="Times New Roman" fo:font-size="12.000000000000000pt" fo:language="en" style:use-window-font-color="true"/>
    </style:style>
    <style:style style:name="P45" style:parent-style-name="Normal" style:family="paragraph">
      <style:paragraph-properties fo:line-height="100%" style:tab-stop-distance="36.000000000000000pt"/>
      <style:text-properties fo:country="US" fo:font-family="Courier New,courier" fo:font-size="12.000000000000000pt" fo:language="en" style:use-window-font-color="true"/>
    </style:style>
    <style:style style:name="P46" style:parent-style-name="Heading3" style:family="paragraph">
      <style:paragraph-properties fo:line-height="100%" style:tab-stop-distance="36.000000000000000pt"/>
      <style:text-properties fo:country="US" fo:font-family="Times New Roman" fo:font-size="12.000000000000000pt" fo:language="en" style:use-window-font-color="true"/>
    </style:style>
    <style:style style:name="P47" style:parent-style-name="ListParagraph" style:family="paragraph" style:list-style-name="L1">
      <style:paragraph-properties fo:line-height="100%" fo:margin-bottom="12.000000000000000pt" fo:margin-top="12.000000000000000pt" style:tab-stop-distance="36.000000000000000pt"/>
      <style:text-properties fo:country="US" fo:font-family="Times New Roman" fo:font-size="11.000000000000000pt" fo:language="en" style:use-window-font-color="true"/>
    </style:style>
    <style:style style:name="P48" style:parent-style-name="ListParagraph" style:family="paragraph" style:list-style-name="L21">
      <style:paragraph-properties fo:line-height="100%" style:tab-stop-distance="36.000000000000000pt"/>
      <style:text-properties fo:country="US" fo:font-family="Times New Roman" fo:font-size="11.000000000000000pt" fo:language="en" style:use-window-font-color="true"/>
    </style:style>
    <style:style style:name="P49" style:parent-style-name="Normal" style:family="paragraph">
      <style:paragraph-properties fo:margin-bottom="11.000000000000000pt" style:line-height-at-least="11.000000000000000pt" style:tab-stop-distance="36.000000000000000pt"/>
      <style:text-properties fo:country="US" fo:font-family="Times New Roman" fo:language="en" style:use-window-font-color="true"/>
    </style:style>
    <style:style style:name="P50" style:parent-style-name="Heading2" style:family="paragraph">
      <style:paragraph-properties fo:break-before="page" fo:margin-top="7.000000000000000pt" style:line-height-at-least="11.000000000000000pt" style:tab-stop-distance="36.000000000000000pt"/>
      <style:text-properties fo:country="US" fo:font-family="Arial" fo:font-size="11.000000000000000pt" fo:language="en" fo:letter-spacing="-0.002000000000000pt" style:use-window-font-color="true"/>
    </style:style>
    <style:style style:name="P51" style:family="paragraph">
      <style:paragraph-properties fo:margin-bottom="11.000000000000000pt" fo:margin-left="54.000000000000000pt" style:line-height-at-least="11.000000000000000pt"/>
      <style:text-properties fo:font-size="11.000000000000000pt"/>
    </style:style>
    <style:style style:name="Table2" style:family="table">
      <style:table-properties fo:keep-with-next="auto" fo:margin="0.000000000000000pt" style:may-break-between-rows="false" style:rel-width="0%" style:writing-mode="page" table:align="left" table:border-model="collapsing"/>
    </style:style>
    <style:style style:name="Table3" style:family="table">
      <style:table-properties fo:margin-bottom="5.000000000000000pt" fo:margin-left="82.229796501250348pt" fo:margin-right="5.000000000000000pt" fo:margin-top="5.000000000000000pt" style:rel-width="100%" table:border-model="collapsing"/>
    </style:style>
    <style:style style:name="Table2.A" style:family="table-column">
      <style:table-column-properties style:column-width="297.899999999999977pt"/>
    </style:style>
    <style:style style:name="Table2.A3" style:family="table-column">
      <style:table-column-properties style:column-width="71.200000000000003pt"/>
    </style:style>
    <style:style style:name="Table2.B" style:family="table-column">
      <style:table-column-properties style:column-width="75.650000000000006pt"/>
    </style:style>
    <style:style style:name="Table2.C" style:family="table-column">
      <style:table-column-properties style:column-width="207.849999999999994pt"/>
    </style:style>
    <style:style style:name="Table2.D" style:family="table-column">
      <style:table-column-properties style:column-width="73.700000000000003pt"/>
    </style:style>
    <style:style style:name="Table3.A" style:family="table-column">
      <style:table-column-properties style:column-width="180.246073597021450pt"/>
    </style:style>
    <style:style style:name="Table3.B" style:family="table-column">
      <style:table-column-properties style:column-width="218.525190123728180pt"/>
    </style:style>
    <style:style style:name="Table3.2" style:family="table-row">
      <style:table-row-properties style:min-row-height="36.000000000000000pt"/>
    </style:style>
    <style:style style:name="Table2.A1" style:family="table-cell">
      <style:table-cell-properties calligra:specialborder-bottom="solid" calligra:specialborder-left="solid" calligra:specialborder-right="solid" calligra:specialborder-top="solid" fo:border-bottom="0.75pt solid #000000" fo:border-left="1.5pt solid #000000" fo:border-right="1.5pt solid #000000" fo:border-top="1.5pt solid #000000" fo:padding-left="5.400000000000000pt" fo:padding-right="5.400000000000000pt" style:diagonal-bl-tr="0pt none #000000" style:diagonal-tl-br="0pt none #000000"/>
    </style:style>
    <style:style style:name="Table2.A2" style:family="table-cell">
      <style:table-cell-properties calligra:specialborder-bottom="solid" calligra:specialborder-left="solid" calligra:specialborder-right="solid" calligra:specialborder-top="none" fo:border-bottom="1.5pt solid #000000" fo:border-left="1.5pt solid #000000" fo:border-right="1.5pt solid #000000" fo:border-top="0pt none #000000" fo:padding-left="5.400000000000000pt" fo:padding-right="5.400000000000000pt" style:diagonal-bl-tr="0pt none #000000" style:diagonal-tl-br="0pt none #000000"/>
    </style:style>
    <style:style style:name="Table2.A4" style:family="table-cell">
      <style:table-cell-properties calligra:specialborder-bottom="solid" calligra:specialborder-left="solid" calligra:specialborder-right="solid" calligra:specialborder-top="solid" fo:border-bottom="0.75pt solid #000000" fo:border-left="1.5pt solid #000000" fo:border-right="0.75pt solid #000000" fo:border-top="1.5pt solid #000000" fo:padding-left="5.400000000000000pt" fo:padding-right="5.400000000000000pt" style:diagonal-bl-tr="0pt none #000000" style:diagonal-tl-br="0pt none #000000"/>
    </style:style>
    <style:style style:name="Table2.B1" style:family="table-cell">
      <style:table-cell-properties calligra:specialborder-bottom="solid" calligra:specialborder-left="solid" calligra:specialborder-right="solid" calligra:specialborder-top="solid" fo:border-bottom="0.75pt solid #000000" fo:border-left="0.75pt solid #000000" fo:border-right="0.75pt solid #000000" fo:border-top="1.5pt solid #000000" fo:padding-left="5.400000000000000pt" fo:padding-right="5.400000000000000pt" style:diagonal-bl-tr="0pt none #000000" style:diagonal-tl-br="0pt none #000000"/>
    </style:style>
    <style:style style:name="Table2.D1" style:family="table-cell">
      <style:table-cell-properties calligra:specialborder-bottom="solid" calligra:specialborder-left="solid" calligra:specialborder-right="solid" calligra:specialborder-top="solid" fo:border-bottom="0.75pt solid #000000" fo:border-left="0.75pt solid #000000" fo:border-right="1.5pt solid #000000" fo:border-top="1.5pt solid #000000" fo:padding-left="5.400000000000000pt" fo:padding-right="5.400000000000000pt" style:diagonal-bl-tr="0pt none #000000" style:diagonal-tl-br="0pt none #000000"/>
    </style:style>
    <style:style style:name="Table2.A5" style:family="table-cell">
      <style:table-cell-properties calligra:specialborder-bottom="solid" calligra:specialborder-left="solid" calligra:specialborder-right="solid" calligra:specialborder-top="solid" fo:border-bottom="0.5pt solid #000000" fo:border-left="1.5pt solid #000000" fo:border-right="0.75pt solid #000000" fo:border-top="0.75pt solid #000000" fo:padding-left="5.400000000000000pt" fo:padding-right="5.400000000000000pt" style:diagonal-bl-tr="0pt none #000000" style:diagonal-tl-br="0pt none #000000"/>
    </style:style>
    <style:style style:name="Table2.B2" style:family="table-cell">
      <style:table-cell-properties calligra:specialborder-bottom="solid" calligra:specialborder-left="solid" calligra:specialborder-right="solid" calligra:specialborder-top="solid" fo:border-bottom="0.5pt solid #000000" fo:border-left="0.75pt solid #000000" fo:border-right="0.75pt solid #000000" fo:border-top="0.75pt solid #000000" fo:padding-left="5.400000000000000pt" fo:padding-right="5.400000000000000pt" style:diagonal-bl-tr="0pt none #000000" style:diagonal-tl-br="0pt none #000000"/>
    </style:style>
    <style:style style:name="Table2.D2" style:family="table-cell">
      <style:table-cell-properties calligra:specialborder-bottom="solid" calligra:specialborder-left="solid" calligra:specialborder-right="solid" calligra:specialborder-top="solid" fo:border-bottom="0.5pt solid #000000" fo:border-left="0.75pt solid #000000" fo:border-right="1.5pt solid #000000" fo:border-top="0.75pt solid #000000" fo:padding-left="5.400000000000000pt" fo:padding-right="5.400000000000000pt" style:diagonal-bl-tr="0pt none #000000" style:diagonal-tl-br="0pt none #000000"/>
    </style:style>
    <style:style style:name="Table2.A6" style:family="table-cell">
      <style:table-cell-properties calligra:specialborder-bottom="none" calligra:specialborder-left="solid" calligra:specialborder-right="solid" calligra:specialborder-top="none" fo:border-bottom="0pt none #000000" fo:border-left="1.5pt solid #000000" fo:border-right="0.75pt solid #000000" fo:border-top="0pt none #000000" fo:padding-left="5.400000000000000pt" fo:padding-right="5.400000000000000pt" style:diagonal-bl-tr="0pt none #000000" style:diagonal-tl-br="0pt none #000000"/>
    </style:style>
    <style:style style:name="Table2.B3" style:family="table-cell">
      <style:table-cell-properties calligra:specialborder-bottom="none" calligra:specialborder-left="solid" calligra:specialborder-right="solid" calligra:specialborder-top="none" fo:border-bottom="0pt none #000000" fo:border-left="0.75pt solid #000000" fo:border-right="0.75pt solid #000000" fo:border-top="0pt none #000000" fo:padding-left="5.400000000000000pt" fo:padding-right="5.400000000000000pt" style:diagonal-bl-tr="0pt none #000000" style:diagonal-tl-br="0pt none #000000"/>
    </style:style>
    <style:style style:name="Table2.D3" style:family="table-cell">
      <style:table-cell-properties calligra:specialborder-bottom="none" calligra:specialborder-left="solid" calligra:specialborder-right="solid" calligra:specialborder-top="none" fo:border-bottom="0pt none #000000" fo:border-left="0.75pt solid #000000" fo:border-right="1.5pt solid #000000" fo:border-top="0pt none #000000" fo:padding-left="5.400000000000000pt" fo:padding-right="5.400000000000000pt" style:diagonal-bl-tr="0pt none #000000" style:diagonal-tl-br="0pt none #000000"/>
    </style:style>
    <style:style style:name="Table2.A7" style:family="table-cell">
      <style:table-cell-properties calligra:specialborder-bottom="solid" calligra:specialborder-left="solid" calligra:specialborder-right="solid" calligra:specialborder-top="none" fo:border-bottom="1.5pt solid #000000" fo:border-left="1.5pt solid #000000" fo:border-right="0.75pt solid #000000" fo:border-top="0pt none #000000" fo:padding-left="5.400000000000000pt" fo:padding-right="5.400000000000000pt" style:diagonal-bl-tr="0pt none #000000" style:diagonal-tl-br="0pt none #000000"/>
    </style:style>
    <style:style style:name="Table2.B4" style:family="table-cell">
      <style:table-cell-properties calligra:specialborder-bottom="solid" calligra:specialborder-left="solid" calligra:specialborder-right="solid" calligra:specialborder-top="none" fo:border-bottom="1.5pt solid #000000" fo:border-left="0.75pt solid #000000" fo:border-right="0.75pt solid #000000" fo:border-top="0pt none #000000" fo:padding-left="5.400000000000000pt" fo:padding-right="5.400000000000000pt" style:diagonal-bl-tr="0pt none #000000" style:diagonal-tl-br="0pt none #000000"/>
    </style:style>
    <style:style style:name="Table2.D4" style:family="table-cell">
      <style:table-cell-properties calligra:specialborder-bottom="solid" calligra:specialborder-left="solid" calligra:specialborder-right="solid" calligra:specialborder-top="none" fo:border-bottom="1.5pt solid #000000" fo:border-left="0.75pt solid #000000" fo:border-right="1.5pt solid #000000" fo:border-top="0pt none #000000" fo:padding-left="5.400000000000000pt" fo:padding-right="5.400000000000000pt" style:diagonal-bl-tr="0pt none #000000" style:diagonal-tl-br="0pt none #000000"/>
    </style:style>
    <style:style style:name="Table3.A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text:list-style style:name="L1111" style:display-name="L111">
      <text:list-level-style-number text:start-value="1" text:display-levels="1" style:num-format="1" text:style-name="T24" text:level="1" style:num-suffix=".">
        <style:list-level-properties text:list-level-position-and-space-mode="label-alignment" fo:text-align="left">
          <style:list-level-label-alignment text:label-followed-by="listtab" text:list-tab-stop-position="0.00000000000pt" fo:text-indent="-18.00000000000pt" fo:margin-left="93.00000000000pt"/>
        </style:list-level-properties>
      </text:list-level-style-number>
    </text:list-style>
    <text:list-style style:name="L1211" style:display-name="L121">
      <text:list-level-style-number text:start-value="1" text:display-levels="1" style:num-format="1" text:style-name="T24" text:level="1" style:num-suffix=".">
        <style:list-level-properties text:list-level-position-and-space-mode="label-alignment" fo:text-align="left">
          <style:list-level-label-alignment text:label-followed-by="listtab" text:list-tab-stop-position="0.00000000000pt" fo:text-indent="-18.00000000000pt" fo:margin-left="93.00000000000pt"/>
        </style:list-level-properties>
      </text:list-level-style-number>
    </text:list-style>
    <text:list-style style:name="L1311" style:display-name="L131">
      <text:list-level-style-number text:start-value="1" text:display-levels="1" style:num-format="1" text:style-name="T24" text:level="1" style:num-suffix=".">
        <style:list-level-properties text:list-level-position-and-space-mode="label-alignment" fo:text-align="left">
          <style:list-level-label-alignment text:label-followed-by="listtab" text:list-tab-stop-position="0.00000000000pt" fo:text-indent="-18.00000000000pt" fo:margin-left="93.00000000000pt"/>
        </style:list-level-properties>
      </text:list-level-style-number>
    </text:list-style>
    <text:list-style style:name="L2" style:display-name="L2">
      <text:list-level-style-bullet text:bullet-char="" text:style-name="T27" text:level="1">
        <style:list-level-properties text:list-level-position-and-space-mode="label-alignment" fo:text-align="left">
          <style:list-level-label-alignment text:label-followed-by="listtab" text:list-tab-stop-position="0.00000000000pt" fo:text-indent="-18.00000000000pt" fo:margin-left="90.00000000000pt"/>
        </style:list-level-properties>
      </text:list-level-style-bullet>
    </text:list-style>
  </office:automatic-styles>
  <office:body>
    <office:text>
      <text:tracked-changes text:track-changes="false"/>
      <text:p text:style-name="P8"/>
      <text:p text:style-name="P9"/>
      <text:p text:style-name="P10"/>
      <text:p text:style-name="P10"/>
      <text:p text:style-name="P10"><text:span text:style-name="DefaultParagraphFont1"><text:s/></text:span></text:p>
      <text:p text:style-name="P10"/>
      <text:p text:style-name="P10"/>
      <text:p text:style-name="P10"/>
      <text:p text:style-name="P10"/>
      <text:p text:style-name="P10"/>
      <text:p text:style-name="P10"/>
      <text:p text:style-name="P11"><text:span text:style-name="T4"><text:bookmark-start text:name="_Toc350856677_2_2"/><text:bookmark-start text:name="_Toc350856677_3_1"/><text:bookmark-start text:name="_Toc350856677_3"/><text:bookmark-start text:name="_Toc350856677_4"/><text:bookmark-start text:name="_Toc350856677_1_1"/><text:bookmark-start text:name="_Toc350856677_2_1"/><text:bookmark-start text:name="_Toc350856677_3_2"/><text:bookmark-start text:name="_Toc350856677"/><text:bookmark-start text:name="_Toc350856677_1_2"/><text:bookmark-start text:name="_Toc350856677_1"/><text:bookmark-start text:name="_Toc350856677_5"/><text:bookmark-start text:name="_Toc350856677_2"/>ASR-2300 GNU Radio / Eclipse Install<text:bookmark-end text:name="_Toc350856677_3"/><text:bookmark-end text:name="_Toc350856677_1_1"/><text:bookmark-end text:name="_Toc350856677"/><text:bookmark-end text:name="_Toc350856677_1_2"/><text:bookmark-end text:name="_Toc350856677_1"/><text:bookmark-end text:name="_Toc350856677_2"/>ation Notes<text:bookmark-end text:name="_Toc350856677_2_2"/><text:bookmark-end text:name="_Toc350856677_3_1"/><text:bookmark-end text:name="_Toc350856677_4"/><text:bookmark-end text:name="_Toc350856677_2_1"/><text:bookmark-end text:name="_Toc350856677_3_2"/><text:bookmark-end text:name="_Toc350856677_5"/></text:span></text:p>
      <text:p text:style-name="P12"/>
      <text:p text:style-name="P13"><text:span text:style-name="T4"><text:bookmark-start text:name="_Toc350856678_2"/><text:bookmark-start text:name="_Toc350856678"/><text:bookmark-start text:name="_Toc350856678_3"/><text:bookmark-start text:name="_Toc350856678_1"/><text:bookmark-start text:name="_Toc350856678_1_1"/><text:bookmark-start text:name="_Toc350856678_2_1"/>A2300 Open Source Project<text:bookmark-end text:name="_Toc350856678_2"/><text:bookmark-end text:name="_Toc350856678_3"/><text:bookmark-end text:name="_Toc350856678_1"/><text:bookmark-end text:name="_Toc350856678_1_1"/><text:bookmark-end text:name="_Toc350856678_2_1"/></text:span></text:p>
      <text:p text:style-name="P14"/>
      <text:p text:style-name="P14"/>
      <text:p text:style-name="P14"/>
      <text:p text:style-name="P15"/>
      <text:p text:style-name="P15"/>
      <text:p text:style-name="P15"/>
      <text:p text:style-name="P15"/>
      <text:p text:style-name="P15"/>
      <table:table table:style-name="Table2">
        <table:table-column table:style-name="Table2.A"/>
        <table:table-row>
          <table:table-cell table:style-name="Table2.A1">
            <text:p text:style-name="P16"><text:span text:style-name="T5">Managed Document</text:span></text:p>
          </table:table-cell>
        </table:table-row>
        <table:table-row>
          <table:table-cell table:style-name="Table2.A2">
            <text:p text:style-name="P17"><text:span text:style-name="T6">Document Version:</text:span><text:span text:style-name="DefaultParagraphFont1"><text:tab/>0.5</text:span></text:p>
            <text:p text:style-name="P18"><text:span text:style-name="T6">Filename:</text:span><text:span text:style-name="DefaultParagraphFont1"><text:tab/><text:tab/></text:span><text:span text:style-name="T7"><text:file-name>ASR-2300 GNU Software Document.docx</text:file-name></text:span></text:p>
            <text:p text:style-name="P19"><text:span text:style-name="T6">Last Revised<text:tab/></text:span><text:span text:style-name="DefaultParagraphFont1"><text:tab/></text:span></text:p>
          </table:table-cell>
        </table:table-row>
      </table:table>
      <text:p text:style-name="P15"><text:span text:style-name="DefaultParagraphFont1">Copyri<text:bookmark-end text:name="_Toc350856678"/>ght © 2013 Loctronix Corporation</text:span></text:p>
      <text:p text:style-name="P20"><text:bookmark-start text:name="_Toc401466392"/><text:bookmark-start text:name="_Toc350856679"/><text:bookmark-start text:name="_Toc394372023"/><text:soft-page-break/><text:span text:style-name="DefaultParagraphFont1">Document Control<text:bookmark-end text:name="_Toc401466392"/><text:bookmark-end text:name="_Toc350856679"/><text:bookmark-end text:name="_Toc394372023"/></text:span></text:p>
      <text:p text:style-name="P21"><text:span text:style-name="DefaultParagraphFont1"><text:bookmark-start text:name="_Toc394372025"/><text:bookmark-start text:name="_Toc401466394"/><text:bookmark-start text:name="_Toc350856680"/>Revision History<text:bookmark-end text:name="_Toc394372025"/><text:bookmark-end text:name="_Toc401466394"/><text:bookmark-end text:name="_Toc350856680"/></text:span></text:p>
      <text:p text:style-name="P10"/>
      <table:table table:style-name="Table2">
        <table:table-column table:style-name="Table2.A3"/>
        <table:table-column table:style-name="Table2.B"/>
        <table:table-column table:style-name="Table2.C"/>
        <table:table-column table:style-name="Table2.D"/>
        <table:table-row>
          <table:table-cell table:style-name="Table2.A4">
            <text:p text:style-name="P22"><text:span text:style-name="T8">Revision</text:span></text:p>
          </table:table-cell>
          <table:table-cell table:style-name="Table2.B1">
            <text:p text:style-name="P23"><text:span text:style-name="T8">Date</text:span></text:p>
          </table:table-cell>
          <table:table-cell table:style-name="Table2.B1">
            <text:p text:style-name="P23"><text:span text:style-name="T8">Description</text:span></text:p>
          </table:table-cell>
          <table:table-cell table:style-name="Table2.D1">
            <text:p text:style-name="P24"><text:span text:style-name="T8">Author</text:span></text:p>
          </table:table-cell>
        </table:table-row>
        <table:table-row>
          <table:table-cell table:style-name="Table2.A5">
            <text:p text:style-name="P25"><text:span text:style-name="DefaultParagraphFont1">R.00</text:span></text:p>
          </table:table-cell>
          <table:table-cell table:style-name="Table2.B2">
            <text:p text:style-name="P26"><text:span text:style-name="T6">9/09/2013</text:span></text:p>
          </table:table-cell>
          <table:table-cell table:style-name="Table2.B2">
            <text:p text:style-name="P27"><text:span text:style-name="DefaultParagraphFont1">Initial specification draft</text:span></text:p>
          </table:table-cell>
          <table:table-cell table:style-name="Table2.D2">
            <text:p text:style-name="P28"><text:span text:style-name="DefaultParagraphFont1">C. Center<text:s/></text:span></text:p>
          </table:table-cell>
        </table:table-row>
        <table:table-row>
          <table:table-cell table:style-name="Table2.A6">
            <text:p text:style-name="P25">R.01<text:tab/></text:p>
          </table:table-cell>
          <table:table-cell table:style-name="Table2.B3">
            <text:p text:style-name="P29">9/25/2013</text:p>
          </table:table-cell>
          <table:table-cell table:style-name="Table2.B3">
            <text:p text:style-name="P27">General updates.</text:p>
          </table:table-cell>
          <table:table-cell table:style-name="Table2.D3">
            <text:p text:style-name="P28">C. Center</text:p>
          </table:table-cell>
        </table:table-row>
        <table:table-row>
          <table:table-cell table:style-name="Table2.A6">
            <text:p text:style-name="P25"/>
          </table:table-cell>
          <table:table-cell table:style-name="Table2.B3">
            <text:p text:style-name="P29"/>
          </table:table-cell>
          <table:table-cell table:style-name="Table2.B3">
            <text:p text:style-name="P27"/>
          </table:table-cell>
          <table:table-cell table:style-name="Table2.D3">
            <text:p text:style-name="P28"/>
          </table:table-cell>
        </table:table-row>
        <table:table-row>
          <table:table-cell table:style-name="Table2.A6">
            <text:p text:style-name="P25"/>
          </table:table-cell>
          <table:table-cell table:style-name="Table2.B3">
            <text:p text:style-name="P29"/>
          </table:table-cell>
          <table:table-cell table:style-name="Table2.B3">
            <text:p text:style-name="P27"/>
          </table:table-cell>
          <table:table-cell table:style-name="Table2.D3">
            <text:p text:style-name="P28"/>
          </table:table-cell>
        </table:table-row>
        <table:table-row>
          <table:table-cell table:style-name="Table2.A6">
            <text:p text:style-name="P25"/>
          </table:table-cell>
          <table:table-cell table:style-name="Table2.B3">
            <text:p text:style-name="P29"/>
          </table:table-cell>
          <table:table-cell table:style-name="Table2.B3">
            <text:p text:style-name="P27"/>
          </table:table-cell>
          <table:table-cell table:style-name="Table2.D3">
            <text:p text:style-name="P28"/>
          </table:table-cell>
        </table:table-row>
        <table:table-row>
          <table:table-cell table:style-name="Table2.A6">
            <text:p text:style-name="P25"/>
          </table:table-cell>
          <table:table-cell table:style-name="Table2.B3">
            <text:p text:style-name="P29"/>
          </table:table-cell>
          <table:table-cell table:style-name="Table2.B3">
            <text:p text:style-name="P27"/>
          </table:table-cell>
          <table:table-cell table:style-name="Table2.D3">
            <text:p text:style-name="P28"/>
          </table:table-cell>
        </table:table-row>
        <table:table-row>
          <table:table-cell table:style-name="Table2.A6">
            <text:p text:style-name="P25"/>
          </table:table-cell>
          <table:table-cell table:style-name="Table2.B3">
            <text:p text:style-name="P29"/>
          </table:table-cell>
          <table:table-cell table:style-name="Table2.B3">
            <text:p text:style-name="P27"/>
          </table:table-cell>
          <table:table-cell table:style-name="Table2.D3">
            <text:p text:style-name="P28"/>
          </table:table-cell>
        </table:table-row>
        <table:table-row>
          <table:table-cell table:style-name="Table2.A6">
            <text:p text:style-name="P25"/>
          </table:table-cell>
          <table:table-cell table:style-name="Table2.B3">
            <text:p text:style-name="P29"/>
          </table:table-cell>
          <table:table-cell table:style-name="Table2.B3">
            <text:p text:style-name="P27"/>
          </table:table-cell>
          <table:table-cell table:style-name="Table2.D3">
            <text:p text:style-name="P28"/>
          </table:table-cell>
        </table:table-row>
        <table:table-row>
          <table:table-cell table:style-name="Table2.A6">
            <text:p text:style-name="P25"/>
          </table:table-cell>
          <table:table-cell table:style-name="Table2.B3">
            <text:p text:style-name="P29"/>
          </table:table-cell>
          <table:table-cell table:style-name="Table2.B3">
            <text:p text:style-name="P27"/>
          </table:table-cell>
          <table:table-cell table:style-name="Table2.D3">
            <text:p text:style-name="P28"/>
          </table:table-cell>
        </table:table-row>
        <table:table-row>
          <table:table-cell table:style-name="Table2.A7">
            <text:p text:style-name="P25"/>
          </table:table-cell>
          <table:table-cell table:style-name="Table2.B4">
            <text:p text:style-name="P29"/>
          </table:table-cell>
          <table:table-cell table:style-name="Table2.B4">
            <text:p text:style-name="P27"/>
          </table:table-cell>
          <table:table-cell table:style-name="Table2.D4">
            <text:p text:style-name="P28"/>
          </table:table-cell>
        </table:table-row>
      </table:table>
      <text:p text:style-name="P10"/>
      <text:p text:style-name="P10"/>
      <text:p text:style-name="P30"><text:bookmark-start text:name="_Toc350856681"/><text:soft-page-break/><text:span text:style-name="DefaultParagraphFont1">Contents<text:bookmark-end text:name="_Toc350856681"/></text:span></text:p>
      <text:p text:style-name="P31"><text:a xlink:type="simple" xlink:href="#_Toc366510012"><text:span text:style-name="T9">1.</text:span><text:span text:style-name="T10"><text:tab/></text:span><text:span text:style-name="T9">Introduction</text:span><text:span text:style-name="T7"><text:tab/>4</text:span></text:a></text:p>
      <text:p text:style-name="P32"><text:a xlink:type="simple" xlink:href="#_Toc366510013"><text:span text:style-name="T9">1.1</text:span><text:span text:style-name="T11"><text:tab/></text:span><text:span text:style-name="T9">Intended Use</text:span><text:span text:style-name="T7"><text:tab/>4</text:span></text:a></text:p>
      <text:p text:style-name="P32"><text:a xlink:type="simple" xlink:href="#_Toc366510014"><text:span text:style-name="T9">1.2</text:span><text:span text:style-name="T11"><text:tab/></text:span><text:span text:style-name="T9">Related Documents</text:span><text:span text:style-name="T7"><text:tab/>4</text:span></text:a></text:p>
      <text:p text:style-name="P31"><text:a xlink:type="simple" xlink:href="#_Toc366510015"><text:span text:style-name="T9">2.</text:span><text:span text:style-name="T10"><text:tab/></text:span><text:span text:style-name="T9">Communications Overview</text:span><text:span text:style-name="T7"><text:tab/>5</text:span></text:a></text:p>
      <text:p text:style-name="P31"><text:a xlink:type="simple" xlink:href="#_Toc366510016"><text:span text:style-name="T9">3.</text:span><text:span text:style-name="T10"><text:tab/></text:span><text:span text:style-name="T9">GNU Radio</text:span><text:span text:style-name="T7"><text:tab/>6</text:span></text:a></text:p>
      <text:p text:style-name="P32"><text:a xlink:type="simple" xlink:href="#_Toc366510017"><text:span text:style-name="T9">3.1</text:span><text:span text:style-name="T11"><text:tab/></text:span><text:span text:style-name="T9">Installation</text:span><text:span text:style-name="T7"><text:tab/>6</text:span></text:a></text:p>
      <text:p text:style-name="P32"><text:a xlink:type="simple" xlink:href="#_Toc366510018"><text:span text:style-name="T9">3.2</text:span><text:span text:style-name="T11"><text:tab/></text:span><text:span text:style-name="T9">Custom Motherboard</text:span><text:span text:style-name="T7"><text:tab/>7</text:span></text:a></text:p>
      <text:p text:style-name="P32"><text:a xlink:type="simple" xlink:href="#_Toc366510019"><text:span text:style-name="T9">3.3</text:span><text:span text:style-name="T11"><text:tab/></text:span><text:span text:style-name="T9">Custom Daughterboard</text:span><text:span text:style-name="T7"><text:tab/>7</text:span></text:a></text:p>
      <text:p text:style-name="P32"><text:a xlink:type="simple" xlink:href="#_Toc366510020"><text:span text:style-name="T9">3.4</text:span><text:span text:style-name="T11"><text:tab/></text:span><text:span text:style-name="T9">Python</text:span><text:span text:style-name="T7"><text:tab/>8</text:span></text:a></text:p>
      <text:p text:style-name="P31"><text:a xlink:type="simple" xlink:href="#_Toc366510021"><text:span text:style-name="T9">4.</text:span><text:span text:style-name="T10"><text:tab/></text:span><text:span text:style-name="T9">USB Interfaces</text:span><text:span text:style-name="T7"><text:tab/>9</text:span></text:a></text:p>
      <text:p text:style-name="P32"><text:a xlink:type="simple" xlink:href="#_Toc366510022"><text:span text:style-name="T9">4.1</text:span><text:span text:style-name="T11"><text:tab/></text:span><text:span text:style-name="T9">Fedora for Cypress FX3</text:span><text:span text:style-name="T7"><text:tab/>9</text:span></text:a></text:p>
      <text:p text:style-name="P32"><text:a xlink:type="simple" xlink:href="#_Toc366510023"><text:span text:style-name="T9">4.2</text:span><text:span text:style-name="T11"><text:tab/></text:span><text:span text:style-name="T9">Fedora USB installation</text:span><text:span text:style-name="T7"><text:tab/>9</text:span></text:a></text:p>
      <text:p text:style-name="P32"><text:a xlink:type="simple" xlink:href="#_Toc366510024"><text:span text:style-name="T9">4.3</text:span><text:span text:style-name="T11"><text:tab/></text:span><text:span text:style-name="T9">USB Transport</text:span><text:span text:style-name="T7"><text:tab/>10</text:span></text:a></text:p>
      <text:p text:style-name="P31"><text:a xlink:type="simple" xlink:href="#_Toc366510025"><text:span text:style-name="T9">5.</text:span><text:span text:style-name="T10"><text:tab/></text:span><text:span text:style-name="T9">Eclipse</text:span><text:span text:style-name="T7"><text:tab/>12</text:span></text:a></text:p>
      <text:p text:style-name="P32"><text:a xlink:type="simple" xlink:href="#_Toc366510026"><text:span text:style-name="T9">5.1</text:span><text:span text:style-name="T11"><text:tab/></text:span><text:span text:style-name="T9">Linkage</text:span><text:span text:style-name="T7"><text:tab/>12</text:span></text:a></text:p>
      <text:p text:style-name="P31"><text:a xlink:type="simple" xlink:href="#_Toc366510027"><text:span text:style-name="T9">6.</text:span><text:span text:style-name="T10"><text:tab/></text:span><text:span text:style-name="T9">Applications</text:span><text:span text:style-name="T7"><text:tab/>13</text:span></text:a></text:p>
      <text:p text:style-name="P32"><text:a xlink:type="simple" xlink:href="#_Toc366510028"><text:span text:style-name="T9">6.1</text:span><text:span text:style-name="T11"><text:tab/></text:span><text:span text:style-name="T9">A2300Identify</text:span><text:span text:style-name="T7"><text:tab/>13</text:span></text:a></text:p>
      <text:p text:style-name="P33"><text:bookmark-start text:name="_Ref350942442"/><text:bookmark-start text:name="_Toc424697303"/><text:bookmark-start text:name="_Toc350856509"/><text:bookmark-start text:name="_Toc350856682"/><text:bookmark-start text:name="_Toc366510012"/><text:bookmark-start text:name="_Toc172798193"/><text:soft-page-break/><text:span text:style-name="DefaultParagraphFont1">Introduction<text:bookmark-end text:name="_Ref350942442"/><text:bookmark-end text:name="_Toc424697303"/><text:bookmark-end text:name="_Toc350856509"/><text:bookmark-end text:name="_Toc350856682"/><text:bookmark-end text:name="_Toc366510012"/><text:bookmark-end text:name="_Toc172798193"/></text:span></text:p>
      <text:p text:style-name="P9"><text:span text:style-name="DefaultParagraphFont1">This document details the gnuradio communication interface for the ASR-2300. The ASR-2300 implements a USB communication interfaces for gnuradio. Internally, these interfaces support the Loctronix Device Communications Interface (DCI) protocol. Additionally, Loctronix provides an enhanced Loctronix Advanced Software Radio™ (ASR) platform targeting navigation applications for GPS/GNSS challenged environments.</text:span></text:p>
      <text:p text:style-name="P34"><text:span text:style-name="DefaultParagraphFont1"><text:bookmark-start text:name="_Toc366510013"/><text:bookmark-start text:name="_Toc350856683"/><text:bookmark-start text:name="_Toc350856510"/><text:bookmark-start text:name="_Toc172798194"/>Intended Use<text:bookmark-end text:name="_Toc366510013"/><text:bookmark-end text:name="_Toc350856683"/><text:bookmark-end text:name="_Toc350856510"/><text:bookmark-end text:name="_Toc172798194"/></text:span></text:p>
      <text:p text:style-name="P9"><text:span text:style-name="DefaultParagraphFont1">The information contained in this document is the proprietary property of Loctronix Corporation. Any unauthorized use of this information and related protocols stripping prohibited. The specification is managed by Loctronix and may change without notice. Every attempt will be made to maintain backward compatibility.</text:span></text:p>
      <text:p text:style-name="P9"><text:span text:style-name="DefaultParagraphFont1">This document is intended for use by Loctronix and its development partners who have authorized access to detailed design documentation for ASR and the WCA. This information is not for general circulation and requires a nondisclosure agreement before access.</text:span></text:p>
      <text:p text:style-name="P34"><text:span text:style-name="DefaultParagraphFont1"><text:bookmark-start text:name="_Toc366510014"/>Related Documents<text:bookmark-end text:name="_Toc366510014"/></text:span></text:p>
      <text:p text:style-name="P35"><text:span text:style-name="DefaultParagraphFont1">GNU Radio</text:span></text:p>
      <text:p text:style-name="P36"><text:bookmark-start text:name="_Toc366510015"/><text:soft-page-break/><text:span text:style-name="DefaultParagraphFont1">Communications Overview<text:bookmark-end text:name="_Toc366510015"/></text:span></text:p>
      <text:p text:style-name="P9"><text:span text:style-name="T12">GNU Radio is a free &amp; open-source software development toolkit that provides signal processing blocks to implement software radios. It can be used with readily-available low-cost external RF hardware to create software-defined radios, or without hardware in a simulation-like environment.</text:span></text:p>
      <text:p text:style-name="P9"><text:span text:style-name="T12">GNU Radio applications are primarily written using the Python programming language, while the supplied performance-critical signal processing path is implemented in C++ using processor floating-point extensions, where available.</text:span></text:p>
      <text:p text:style-name="P36"><text:bookmark-start text:name="_Toc366510016"/><text:soft-page-break/><text:span text:style-name="DefaultParagraphFont1">GNU Radio<text:bookmark-end text:name="_Toc366510016"/></text:span></text:p>
      <text:p text:style-name="P37"><text:span text:style-name="BodyTextChar1">Post Installation Notes<text:line-break/>After installing the gnuradio package I added the following lines to .bash_profile:<text:line-break/>export PATH<text:line-break/></text:span><text:span text:style-name="T13">export LD_LIBRARY_PATH=/home/chris/Projects/gnuradio/src/uhd/host/build/lib<text:line-break/></text:span><text:span text:style-name="BodyTextChar1">export PYTHONPATH=/usr/local/lib64/python2.7/dist-packages:/usr/local/lib64/python2.7/site-packages</text:span></text:p>
      <text:p text:style-name="P37"><text:span text:style-name="T13">We probably have to add to the LD_LIBRARY_Path our new stuff:<text:line-break/></text:span><text:span text:style-name="BodyTextChar1">Loctronix generates a file called libUhdAdaptor.so. It should be placed in this directory (for 64-bit Fedora):<text:line-break/><text:tab/></text:span><text:span text:style-name="CodeChar1">/usr/share/lib64/uhd/modules/libUhdAdaptor.so<text:line-break/></text:span><text:span text:style-name="BodyTextChar1">If you cannot find that file, our system environment can create a Debug build and put it here:<text:line-break/></text:span><text:span text:style-name="CodeChar1"><text:tab/>WksAsr2300/pkgs/OpenSource/host/lib/UhdAdaptor/Debug</text:span></text:p>
      <text:p text:style-name="P9"><text:span text:style-name="DefaultParagraphFont1">This section defines the details for working with the proprietary interface. The interface is intended for use via the ASR-2300 WCA driver implemented in support of the WCA platform available for Linux and Windows -based devices. The WCA driver for the ASR-2300 accesses the USB interface directly using lib-usb 1.0(Linux) or Cypress APIs (Windows), enabling high-speed bulk transfer of data between the host platform and the ASR-2300. The minimum configuration defines seven (ep0 through ep6) and points for configuration, control, and RAM operations. Additional endpoints supporting WCA ports may be defined depending on the particular FPGA logic loaded.</text:span></text:p>
      <text:p text:style-name="P9"><text:span text:style-name="DefaultParagraphFont1">This section details the specific specifications for each of the endpoints and implementation considerations.</text:span></text:p>
      <text:p text:style-name="P34"><text:span text:style-name="DefaultParagraphFont1"><text:bookmark-start text:name="_Toc366510017"/>Installation<text:bookmark-end text:name="_Toc366510017"/></text:span></text:p>
      <text:p text:style-name="P10">Our installation follows the gnuradio website format. The last install we used the "wget" method to automatically download the gnuradio and uhd software. You will need to have "sudo" privilages to do this<text:note text:note-class="footnote"><text:note-citation>1</text:note-citation><text:note-body><text:p text:style-name="P38">A simple way to verify if you have sudo privilages is to issue the command "sudo dir".</text:p></text:note-body></text:note>.</text:p>
      <text:p text:style-name="P10"><text:span text:style-name="DefaultParagraphFont1">Software Installation Notes:<text:line-break/>gnuradio source is can be downloaded from the github using the following command:<text:line-break/>&gt; git clone http://git.gnuradio.org/git/gnuradio.git</text:span></text:p>
      <text:p text:style-name="P10"><text:span text:style-name="DefaultParagraphFont1"><text:line-break/>We installed gnuradio-0:3.6.5-2<text:line-break/>Which version of boost am I using? (mine says 0:1.50)<text:line-break/>&gt; repoquery yum repository boost&lt;CR&gt;</text:span></text:p>
      <text:p text:style-name="P10"><text:span text:style-name="DefaultParagraphFont1">gnuradio source<text:line-break/>gnuradio/gnuradio = build directory<text:line-break/>Refer to the gnuradio.org website for build instructions.<text:line-break/></text:span></text:p>
      <text:p text:style-name="P39"><text:span text:style-name="DefaultParagraphFont1">Build Option 1 (with manual Debug entry).</text:span></text:p>
      <text:p text:style-name="P9"><text:span text:style-name="DefaultParagraphFont1">Download the gnuradio 3.7.0 or later software and perform a build on you system.<text:line-break/>1) Edit the build-gnuradio CMAKE line to read as follows:<text:line-break/> <text:s text:c="6"/>CAKE_FLAG1=-g3 -O0 -DCMAKE_BUILD_TYPE=Debug<text:line-break/> <text:s text:c="39"/>-DPythonLibs_FIND_VERSION:STRING="2.7"<text:line-break/>2) You may want to edit the "build-gnuradio" file and comment out the "git checkout" if you have local changes you do not want to be overwritten during the build process (since it does an automatic git update).<text:line-break/>3) Run: ./build-gnuradio udh_build</text:span><text:note text:note-class="footnote"><text:note-citation>2</text:note-citation><text:note-body><text:p text:style-name="P38">You do not have to be root for this command.</text:p></text:note-body></text:note></text:p>
      <text:p text:style-name="P40"><text:span text:style-name="T14">Build Option 2</text:span></text:p>
      <text:p text:style-name="P10"><text:span text:style-name="DefaultParagraphFont1">pwd&gt; /home/chris/Projects/gnuradio/src/gnuradio/build</text:span></text:p>
      <text:p text:style-name="P10"><text:span text:style-name="DefaultParagraphFont1">cmake -DCMAKE_BUILD_TYPE=Debug ../</text:span></text:p>
      <text:p text:style-name="P10"><text:span text:style-name="DefaultParagraphFont1">make &amp;&amp; make test</text:span></text:p>
      <text:p text:style-name="P10"/>
      <text:p text:style-name="P10"><text:span text:style-name="DefaultParagraphFont1">98% tests passed, 3 tests failed out of 175</text:span></text:p>
      <text:p text:style-name="P10"/>
      <text:p text:style-name="P10"><text:span text:style-name="DefaultParagraphFont1">Total Test time (real) = <text:s/>80.61 sec</text:span></text:p>
      <text:p text:style-name="P10"/>
      <text:p text:style-name="P10"><text:span text:style-name="DefaultParagraphFont1">The following tests FAILED:</text:span></text:p>
      <text:p text:style-name="P10"><text:span text:style-name="DefaultParagraphFont1"><text:tab/> <text:s/>4 - qa_tag_utils (Failed)</text:span></text:p>
      <text:p text:style-name="P10"><text:span text:style-name="DefaultParagraphFont1"><text:tab/> <text:s/>5 - qa_feval (Failed)</text:span></text:p>
      <text:p text:style-name="P10"><text:span text:style-name="DefaultParagraphFont1"><text:tab/> <text:s/>6 - qa_kludged_imports (Failed)</text:span></text:p>
      <text:p text:style-name="P10"><text:span text:style-name="DefaultParagraphFont1">Errors while running CTest</text:span></text:p>
      <text:p text:style-name="P10"/>
      <text:p text:style-name="P39"><text:span text:style-name="DefaultParagraphFont1">Post Build Options</text:span></text:p>
      <text:p text:style-name="P37"><text:span text:style-name="T15">After installing and building the gnuradio package I added the following lines to .bash_profile (note that you may have to “source .bash_profile” after boot.<text:line-break/></text:span></text:p>
      <text:p text:style-name="P37"><text:span text:style-name="T15">$ export LD_LIBRARY_PATH=/home/chris/Projects/gnuradio/src/uhd/host/build/lib<text:line-break/>$ export PYTHONPATH=/usr/local/lib64/python2.7/site-packages</text:span></text:p>
      <text:p text:style-name="P37"><text:span text:style-name="T15">We probably have to add to the LD_LIBRARY_PATH with our new stuff as follows:<text:line-break/>$ export $LD_LIBRARY_PATH:&lt;new_stuff&gt;<text:line-break/>Ours is libUhdAdaptor.so and lives here:<text:line-break/>WksAsr2300/pkgs/OpenSource/host/lib/UhdAdaptor/Debug<text:line-break/>$ export $LD_LIBRARY_PATH:/ WksAsr2300/pkgs/OpenSource/host/lib/UhdAdaptor/Debug</text:span></text:p>
      <text:p text:style-name="P34"><text:span text:style-name="DefaultParagraphFont1"><text:bookmark-start text:name="_Toc366510018"/>Custom Motherboard<text:bookmark-end text:name="_Toc366510018"/></text:span></text:p>
      <text:p text:style-name="P9"><text:span text:style-name="T16">Create a new device driver when the driver in lib/usrp/ cannot support your custom FPGA or hardware modifications. Make a copy of the relevant driver code in lib/usrp/, make mods, and rename the class. The new device code should register itself into the discovery and factory system.<text:line-break/></text:span><text:span text:style-name="T17">(see /Projects/gnuradio/src/uhd/host/lib/usrp/)</text:span></text:p>
      <text:p text:style-name="P34"><text:span text:style-name="DefaultParagraphFont1"><text:bookmark-start text:name="_Toc366510019"/>Custom Daughterboard<text:bookmark-end text:name="_Toc366510019"/></text:span></text:p>
      <text:p text:style-name="P10"><text:span text:style-name="DefaultParagraphFont1"><text:s/></text:span><text:span text:style-name="T16">Use code from an existing daughterboard in lib/usrp/dboard/* as an example. Your daughterboard code should subclass an rx dboard, rx dboard, or xcvr dboard; and it should respond to calls to get and set properties. The new daughterboard code should register itself into the dboard manager with a unique rx and/or tx 16 bit identification number. </text:span></text:p>
      <text:p text:style-name="P41"/>
      <text:p text:style-name="P10"><text:span text:style-name="DefaultParagraphFont1">Installation Notes (Step 1).</text:span></text:p>
      <text:p text:style-name="P42"/>
      <text:p text:style-name="P42"><text:span text:style-name="DefaultParagraphFont1">/home/chris/Projects/gnuradio/src</text:span></text:p>
      <text:p text:style-name="P42"/>
      <text:p text:style-name="P42"><text:span text:style-name="DefaultParagraphFont1">wget http://www.sbrac.org/files/build-gnuradio &amp;&amp; chmod a+x ./build-gnuradio &amp;&amp; ./build-gnuradio</text:span></text:p>
      <text:p text:style-name="P42"/>
      <text:p text:style-name="P42"><text:span text:style-name="DefaultParagraphFont1">edit .bash_profile to change</text:span></text:p>
      <text:p text:style-name="P42"><text:span text:style-name="DefaultParagraphFont1"><text:tab/>export PATH</text:span></text:p>
      <text:p text:style-name="P42"><text:span text:style-name="DefaultParagraphFont1">to:</text:span></text:p>
      <text:p text:style-name="P42"><text:span text:style-name="DefaultParagraphFont1"><text:tab/>export PATH</text:span></text:p>
      <text:p text:style-name="P42"><text:span text:style-name="DefaultParagraphFont1"><text:tab/>export PYTHONPATH=/usr/local/lib64/python2.7/site-packages</text:span></text:p>
      <text:p text:style-name="P42"/>
      <text:p text:style-name="P42"><text:span text:style-name="BodyTextChar1">source .bash_profile</text:span></text:p>
      <text:p text:style-name="P42"/>
      <text:p text:style-name="P42"><text:span text:style-name="BodyTextChar1">UHD</text:span></text:p>
      <text:p text:style-name="P42"><text:span text:style-name="BodyTextChar1">Proprietary software can link to the UHD and not have to open source their code.</text:span></text:p>
      <text:p text:style-name="P42"/>
      <text:p text:style-name="P42"><text:span text:style-name="BodyTextChar1">UHD Requirements:</text:span></text:p>
      <text:p text:style-name="P42"><text:span text:style-name="BodyTextChar1">&gt; Git Account</text:span></text:p>
      <text:p text:style-name="P42"><text:span text:style-name="BodyTextChar1">&gt; C++ compiler (gcc, msvc)</text:span></text:p>
      <text:p text:style-name="P42"><text:span text:style-name="BodyTextChar1">&gt; CMake 2.6 (or higher)</text:span></text:p>
      <text:p text:style-name="P42"><text:span text:style-name="BodyTextChar1">&gt; Boost 1.36 (or higher)</text:span></text:p>
      <text:p text:style-name="P42"><text:span text:style-name="DefaultParagraphFont1">&gt; LibUSB 1.0 (or higher)</text:span></text:p>
      <text:p text:style-name="P42"><text:span text:style-name="DefaultParagraphFont1">&gt; Python 2.6 (or higher)</text:span></text:p>
      <text:p text:style-name="P42"><text:span text:style-name="DefaultParagraphFont1">&gt; Cheetah 2.6 (or higher</text:span></text:p>
      <text:p text:style-name="P42"><text:span text:style-name="DefaultParagraphFont1">&gt; Doxygen</text:span></text:p>
      <text:p text:style-name="P42"><text:span text:style-name="DefaultParagraphFont1">&gt; Docutils</text:span></text:p>
      <text:p text:style-name="P34"><text:span text:style-name="DefaultParagraphFont1"><text:bookmark-start text:name="_Toc366510020"/>Python<text:bookmark-end text:name="_Toc366510020"/></text:span></text:p>
      <text:p text:style-name="P10"><text:span text:style-name="DefaultParagraphFont1">This section defines a simple python example.</text:span></text:p>
      <text:p text:style-name="P10"><text:span text:style-name="DefaultParagraphFont1">1. How to find a uhd device:</text:span></text:p>
      <text:p text:style-name="P10"><text:span text:style-name="CodeChar1">d = uhd.find_devices(uhd.device_addr(options.args))</text:span></text:p>
      <text:p text:style-name="P10"><text:span text:style-name="CodeChar1">uhd_type = d[0].get('type')<text:line-break/>if( uhd_type == "asr-2300")<text:line-break/><text:tab/>tr0 = uhd.tune_request(freq0)</text:span></text:p>
      <text:p text:style-name="P9"/>
      <text:p text:style-name="P36"><text:bookmark-start text:name="_Toc366510021"/><text:soft-page-break/><text:span text:style-name="DefaultParagraphFont1">USB Interfaces<text:bookmark-end text:name="_Toc366510021"/></text:span></text:p>
      <text:p text:style-name="P9"><text:span text:style-name="DefaultParagraphFont1">This endpoint is a messaging type endpoint supporting configuration, command and control messages defined by the USB specification for enumerating and configuring USB devices. Message protocol supported on this interface is in compliance with USB 2.0 and 3.0 standards. Standard support implemented by the FX-3 supports endpoint 0 communications. At this time no specific modifications of this command protocol are expected.</text:span></text:p>
      <text:p text:style-name="P34"><text:span text:style-name="DefaultParagraphFont1"><text:bookmark-start text:name="_Toc366510022"/>Fedora for Cypress FX3<text:bookmark-end text:name="_Toc366510022"/></text:span></text:p>
      <text:p text:style-name="P9">Run "lsusb" to get a list of USB devices on the system. Observe something like:<text:line-break/><text:span text:style-name="CodeChar1">$ lsusb<text:line-break/>Bus 001 Device 002: ID 8087:0024 Intel Corp. Integrated Rate Matching Hub<text:line-break/>Bus 002 Device 002: ID 8087:0024 Intel Corp. Integrated Rate Matching Hub<text:line-break/>Bus 003 Device 002: ID ffff:00ff <text:s/><text:line-break/>Bus 003 Device 004: ID 0781:5530 SanDisk Corp. Cruzer</text:span></text:p>
      <text:p text:style-name="P43">Run "dmesg" to get a list of all device and see this.<text:line-break/><text:span text:style-name="CodeChar1">$ dmesg<text:line-break/>[ 1196.921888] usb 3-2: new high-speed USB device number 4 using xhci_hcd<text:line-break/>[ 1196.955469] usb 3-2: New USB device found, idVendor=ffff, idProduct=00ff<text:line-break/>[ 1196.955476] usb 3-2: New USB device strings: Mfr=1, Product=2, SerialNumber=0<text:line-break/>[ 1196.955480] usb 3-2: Product: FX3<text:line-break/>[ 1196.955483] usb 3-2: Manufacturer: Cypress<text:bookmark-start text:name="_Ref350952210"/><text:s/>FX3</text:span></text:p>
      <text:p text:style-name="P44"><text:bookmark-start text:name="_Toc366510023"/>Fedora USB installation<text:bookmark-end text:name="_Toc366510023"/></text:p>
      <text:p text:style-name="P10"><text:span text:style-name="DefaultParagraphFont1"><text:bookmark-start text:name="_Ref352233234"/>On Linux, Udev handles USB plug and unplug events. The following commands install a Udev rule so that a non-root user may access the device (for a UHD device):</text:span></text:p>
      <text:p text:style-name="P10"/>
      <text:p text:style-name="P10"><text:span text:style-name="CodeChar1">$ cd &lt;install-path&gt;/share/uhd/utils</text:span></text:p>
      <text:p text:style-name="P10"><text:span text:style-name="CodeChar1">$ sudo cp uhd-usrp.rules /etc/udev/rules.d/</text:span></text:p>
      <text:p text:style-name="P10"><text:span text:style-name="CodeChar1">$ sudo udevadm control --reload-rules</text:span></text:p>
      <text:p text:style-name="P45"/>
      <text:p text:style-name="P10"><text:span text:style-name="DefaultParagraphFont1">After the update you can run the following command:</text:span></text:p>
      <text:p text:style-name="P10"><text:span text:style-name="CodeChar1">$ lsusb -v -d:00ff<text:line-break/></text:span><text:span text:style-name="BodyTextChar1">The first few lines illustrated below indicate that you do not have permission to access the device. This will result in device open failures.<text:line-break/></text:span></text:p>
      <text:p text:style-name="P10"><text:span text:style-name="CodeChar1">Bus 003 Device 011: ID ffff:00ff<text:s text:c="2"/></text:span></text:p>
      <text:p text:style-name="P10"><text:span text:style-name="BodyTextChar1">Couldn't open device, some information will be missing</text:span></text:p>
      <text:p text:style-name="P10"><text:span text:style-name="BodyTextChar1">(this output indicates you do not have "driver" access.</text:span></text:p>
      <text:p text:style-name="P10"/>
      <text:p text:style-name="P46">Asr2300 Group</text:p>
      <text:p text:style-name="P37"><text:span text:style-name="BodyTextChar1">The udev daemon is used by some Linux distributions to handle plug/unplug events for usb devices.</text:span></text:p>
      <text:list text:style-name="L1111" xml:id="list-a054e473-77d5-47d1-9491-3e04d32230be">
        <text:list-item text:start-value="1">
          <text:number>1.</text:number>
          <text:p text:style-name="P47"><text:span text:style-name="LineNumber1">Add a group: su /usr/sbin/groupadd Asr2300</text:span><text:note text:note-class="footnote"><text:note-citation>3</text:note-citation><text:note-body><text:p text:style-name="P38">If you have problems with this command you should change to that directory in which the command is in and run as superuser.</text:p></text:note-body></text:note></text:p>
        </text:list-item>
      </text:list>
      <text:list text:style-name="L1211" text:continue-list="list-a054e473-77d5-47d1-9491-3e04d32230be" xml:id="list-b0660d4e-442d-466a-b9d8-d3c893d7b593">
        <text:list-item>
          <text:number>2.</text:number>
          <text:p text:style-name="P47"><text:span text:style-name="LineNumber1">Add a user to the group: /usr/sbin/usermod -G Asr2300 -a chris</text:span></text:p>
        </text:list-item>
      </text:list>
      <text:list text:style-name="L1311" text:continue-list="list-b0660d4e-442d-466a-b9d8-d3c893d7b593" xml:id="list-98e30d4b-d5b3-464b-a6b0-a8c6a06247b1">
        <text:list-item>
          <text:number>3.</text:number>
          <text:p text:style-name="P47"><text:span text:style-name="LineNumber1">Create a file in the directory "/etc/udev/rules.d" and name it "99-Asr2300.rules"</text:span></text:p>
        </text:list-item>
      </text:list>
      <text:p text:style-name="P37"><text:soft-page-break/><text:span text:style-name="CodeChar1">ATTRS{idVendor}=="ffff",ATTRS{idProduct}=="00ff",MODE="0666",GROUP="Asr2300"</text:span></text:p>
      <text:p text:style-name="P37"><text:span text:style-name="BodyTextChar1">You could echo that above text for the following...<text:line-break/></text:span><text:span text:style-name="CodeChar1">echo 'ATTR... ' &gt; tmpFile<text:line-break/>su root<text:line-break/>chown root.root tmpfile<text:line-break/>sudo mv tmpfile /etc/udev/rules.d/99-Asr2300.rules<text:line-break/>sudo udevadm control --reload-rules (load new stuff)<text:line-break/>lsusb | grep ffff:00ff (show you installed it ok).<text:line-break/></text:span></text:p>
      <text:p text:style-name="P37"><text:span text:style-name="BodyTextChar1">Note my groups with "Asr2300" as the primary. (note that the Asr2300 matches that found in the 99-Asr2300.rules name. I had to reboot Fedora after all of this.</text:span></text:p>
      <text:p text:style-name="P37"><text:span text:style-name="CodeChar1"><text:tab/>$ groups chris</text:span></text:p>
      <text:p text:style-name="P37"><text:span text:style-name="BodyTextChar1">chris : Asr2300 wheel users dialout usrp</text:span></text:p>
      <text:p text:style-name="P37"><text:span text:style-name="BodyTextChar1">After the driver is installed issue the command "lsusb". To see additional information use the command:<text:line-break/><text:tab/>$ lsusb -v -d:00ff</text:span></text:p>
      <text:p text:style-name="P37"><text:span text:style-name="T15">More information can be found at this link (at the time of this document posting):<text:line-break/></text:span><text:a xlink:type="simple" xlink:href="http://gnuradio.org/redmine/projects/gnuradio/wiki/UdevConfig"><text:span text:style-name="T18">http://gnuradio.org/redmine/projects/gnuradio/wiki/UdevConfig</text:span></text:a></text:p>
      <text:p text:style-name="P37"><text:span text:style-name="CodeChar1">Run "lsusb" to get a list of USB devices on the system. Observe something like:<text:line-break/>[chris@loc-wdn-dev02 ~]$ lsusb<text:line-break/>Bus 001 Device 002: ID 8087:0024 Intel Corp. Integrated Rate Matching Hub<text:line-break/>Bus 002 Device 002: ID 8087:0024 Intel Corp. Integrated Rate Matching Hub<text:line-break/>Bus 003 Device 002: ID ffff:00ff <text:s/><text:line-break/>Bus 003 Device 004: ID 0781:5530 SanDisk Corp. Cruzer</text:span></text:p>
      <text:p text:style-name="P37"><text:span text:style-name="CodeChar1">Run the following command to get a list of all USB devices:</text:span></text:p>
      <text:p text:style-name="P37"><text:span text:style-name="T15"><text:line-break/></text:span><text:span text:style-name="CodeChar1"><text:s text:c="4"/>&gt; dmesg<text:line-break/></text:span></text:p>
      <text:p text:style-name="P37"><text:span text:style-name="BodyTextChar1">The output from a typical execution is here:</text:span></text:p>
      <text:p text:style-name="P37"><text:span text:style-name="CodeChar1">[ 1196.921888] usb 3-2: new high-speed USB device number 4 using xhci_hcd<text:line-break/>[ 1196.955469] usb 3-2: New USB device found, idVendor=ffff, idProduct=00ff<text:line-break/>[ 1196.955476] usb 3-2: New USB device strings: Mfr=1, Product=2, SerialNumber=0<text:line-break/>[ 1196.955480] usb 3-2: Product: FX3<text:line-break/>[ 1196.955483] usb 3-2: Manufacturer: Cypress</text:span></text:p>
      <text:p text:style-name="P10"/>
      <text:p text:style-name="P34"><text:span text:style-name="DefaultParagraphFont1"><text:bookmark-start text:name="_Toc366510024"/>USB Transport<text:bookmark-end text:name="_Toc366510024"/></text:span></text:p>
      <text:p text:style-name="P10"><text:span text:style-name="DefaultParagraphFont1">USB Transport (LibUSB)</text:span></text:p>
      <text:p text:style-name="P10"/>
      <text:p text:style-name="P10"><text:span text:style-name="DefaultParagraphFont1">The USB transport is implemented with LibUSB. LibUSB provides an asynchronous API for USB bulk transfers.</text:span></text:p>
      <text:p text:style-name="P10"><text:soft-page-break/><text:span text:style-name="DefaultParagraphFont1">Transport Parameters</text:span></text:p>
      <text:p text:style-name="P10"><text:span text:style-name="DefaultParagraphFont1">The following parameters can be used to alter the transports default behavior:</text:span></text:p>
      <text:list text:style-name="L2" xml:id="list-b4838224-ab48-4ca9-a410-215570140532">
        <text:list-item>
          <text:p text:style-name="P48"><text:span text:style-name="DefaultParagraphFont1">recv_frame_size: The size of a single receive transfer in bytes.</text:span></text:p>
        </text:list-item>
      </text:list>
      <text:list text:style-name="L2" xml:id="list-74f8f4cc-4e16-45f1-adb6-036aa110efcd">
        <text:list-item>
          <text:p text:style-name="P48"><text:span text:style-name="DefaultParagraphFont1">num_recv_frames: The number of simultaneous receive transfers.</text:span></text:p>
        </text:list-item>
      </text:list>
      <text:list text:style-name="L2" xml:id="list-bddd92b2-fedc-4f40-b80a-4f00697b4575">
        <text:list-item>
          <text:p text:style-name="P48"><text:span text:style-name="DefaultParagraphFont1">send_frame_size: The size of a single send transfer in bytes.</text:span></text:p>
        </text:list-item>
      </text:list>
      <text:list text:style-name="L2" xml:id="list-6739668c-e0fe-451f-8328-ead172f045ac">
        <text:list-item>
          <text:p text:style-name="P48"><text:span text:style-name="DefaultParagraphFont1">num_send_frames: The number of simultaneous send transfers.</text:span></text:p>
        </text:list-item>
      </text:list>
      <text:p text:style-name="P36"><text:bookmark-start text:name="_Toc366510025"/><text:soft-page-break/><text:span text:style-name="DefaultParagraphFont1">Eclipse<text:bookmark-end text:name="_Ref352233234"/><text:bookmark-end text:name="_Ref350952210"/><text:bookmark-end text:name="_Toc366510025"/></text:span></text:p>
      <text:p text:style-name="P43">Eclipse software build for a simple application (no gnuradio).</text:p>
      <text:p text:style-name="P43">The gnuradio eclipse project "workspace" is here: <text:line-break/>"/home/chris/Projects/WksAsr2300/pkgs/OpenSource/host/".<text:s/></text:p>
      <text:p text:style-name="P43">This project includes the Directories of:<text:line-break/>A2300Identify<text:line-break/>A2300Usb<text:line-break/>Common<text:line-break/>UhdAdaptor</text:p>
      <text:p text:style-name="P43">Creators of custom hardware can create drivers that use the UHD API. These drivers can be built as dynamically loadable modules that the UHD will load at runtime.</text:p>
      <text:p text:style-name="P43">For a module to be loaded at runtime, it must be "either":<text:line-break/><text:tab/><text:span text:style-name="LineNumber1">Found in the UHD_MODULE_PATH environmental variable<text:line-break/><text:tab/>Installed into the<text:s/></text:span><text:span text:style-name="T19">“/usr/local/lib64/uhd/modules”</text:span><text:span text:style-name="LineNumber1"><text:s/>directory (linux).<text:line-break/><text:tab/>Installed into the “&lt;prefix&gt;/share/uhd/modules” directory</text:span></text:p>
      <text:p text:style-name="P34"><text:span text:style-name="T4"><text:bookmark-start text:name="_Toc366510026"/>Linkage<text:bookmark-end text:name="_Toc366510026"/></text:span></text:p>
      <text:p text:style-name="P9"><text:span text:style-name="BodyTextChar1">Specify the following libraries:<text:line-break/>Uhd<text:line-break/>boost_system<text:line-break/>boost_program_options<text:line-break/>dl</text:span></text:p>
      <text:p text:style-name="P49"/>
      <text:p text:style-name="P49">Specify the following Library Paths:<text:line-break/>/../Common/Debug<text:line-break/>/home/chris/Projects/gnuradio/src/uhd/host/build/lib</text:p>
      <text:p text:style-name="P34"/>
      <text:p text:style-name="P50"><text:span text:style-name="T4">Python<text:s/><text:bookmark-start text:name="_Toc366510026_1"/>Linkage<text:bookmark-end text:name="_Toc366510026_1"/><text:s/>Test</text:span></text:p>
      <text:p text:style-name="P9">To ensure that the python setup is correct in the following python command (this will also verify that the PYTHONPATH is correct):<text:line-break/>$python<text:line-break/>&gt;&gt;&gt; from gnuradio import gr</text:p>
      <text:p text:style-name="P36"><text:bookmark-start text:name="_Toc366510027"/><text:soft-page-break/><text:span text:style-name="DefaultParagraphFont1">Applications<text:bookmark-end text:name="_Toc366510027"/></text:span></text:p>
      <text:p text:style-name="P9"><text:span text:style-name="BodyTextChar1">This endpoint provides bulk transfer of data to a specific location in memory. Each operation specifies a beginning and number of 16 bit words to be transferred. Details of how this exactly is done will be specified in a later version of this document. Memory operations will require a DCI property message to set up memory transfer operation and then this endpoint to write bulk data to the specified memory locations. Writing continues until the specified number of 16-bit words are written.</text:span></text:p>
      <text:p text:style-name="P34"><text:span text:style-name="DefaultParagraphFont1"><text:bookmark-start text:name="_Toc366510028"/>A2300Identify<text:bookmark-end text:name="_Toc366510028"/></text:span></text:p>
      <text:p text:style-name="P10"><text:span text:style-name="DefaultParagraphFont1">This project requires you to a) run as root and b) identify the library location as follows:</text:span></text:p>
      <text:p text:style-name="P43">&gt; Under Eclipse | Run | Run Configurations:<text:line-break/>1. Select C/C++ Application.<text:line-break/>2. Select the "Environment" Tab<text:line-break/>3. Enter a variable called "LD_LIBRARY_PATH"<text:line-break/>4. Add a value to the library location, for example:<text:line-break/>/home/chris/Projects/WksAsr2300/pkgs/OpenSource/host/lib/A2300Usb/Debug/</text:p>
      <text:p text:style-name="P43"/>
      <text:p text:style-name="P36"><text:bookmark-start text:name="_Toc366510027_1"/><text:soft-page-break/><text:bookmark-end text:name="_Toc366510027_1"/><text:span text:style-name="T4">Examples</text:span></text:p>
      <text:p text:style-name="P34"><text:span text:style-name="T4">Example 1</text:span></text:p>
      <text:p text:style-name="P9">This program scans your system for supported devices and prints out an enumerated list of discovered devices and their addresses. This UHD command will display the A2300 device information.<text:line-break/><text:tab/># uhd_find_devices --args="type=usrp1"<text:line-break/>or<text:line-break/><text:tab/>#<text:s/><text:span text:style-name="CodeChar1">uhd_find_devices --args="name=ASR-2300"</text:span></text:p>
      <text:p text:style-name="P34"><text:span text:style-name="T4">Example 2</text:span></text:p>
      <text:p text:style-name="P9">Find out what "uhd" commands are available:<text:line-break/><text:tab/>#<text:s/><text:span text:style-name="CodeChar1">from gnuradio import uhd<text:line-break/></text:span><text:tab/># dir(uhd)</text:p>
      <text:p text:style-name="P9"/>
      <text:p text:style-name="P9"/>
      <text:p text:style-name="P9"/>
      <text:p text:style-name="P36"><text:bookmark-start text:name="_Toc366510027_1_2"/><text:soft-page-break/><text:bookmark-end text:name="_Toc366510027_1_2"/><text:span text:style-name="T4">Errors</text:span></text:p>
      <text:p text:style-name="P51">This endpoint provides bulk transfer of data to a specific location in memory. Each operation specifies</text:p>
      <table:table table:style-name="Table3">
        <table:table-column table:style-name="Table3.A"/>
        <table:table-column table:style-name="Table3.B"/>
        <table:table-row>
          <table:table-cell table:style-name="Table3.A1">
            <text:p text:style-name="P38">Error</text:p>
          </table:table-cell>
          <table:table-cell table:style-name="Table3.A1">
            <text:p text:style-name="P38">Resolution</text:p>
          </table:table-cell>
        </table:table-row>
        <table:table-row table:style-name="Table3.2">
          <table:table-cell table:style-name="Table3.A1">
            <text:p text:style-name="P38">Python import error:<text:line-break/>"No module named gnuradio"</text:p>
          </table:table-cell>
          <table:table-cell table:style-name="Table3.A1">
            <text:p text:style-name="P38">Reinstall "gnuradio"</text:p>
          </table:table-cell>
        </table:table-row>
        <table:table-row table:style-name="Table3.2">
          <table:table-cell table:style-name="Table3.A1">
            <text:p text:style-name="P38"><text:span text:style-name="T20">fatal error:gnu/stubs-32.h</text:span></text:p>
          </table:table-cell>
          <table:table-cell table:style-name="Table3.A1">
            <text:p text:style-name="P38">Install gnu 32-bit support (Fedora)<text:line-break/>sudo yum install glibc-devel.i686<text:note text:note-class="footnote"><text:note-citation>4</text:note-citation><text:note-body><text:p text:style-name="P38">The 32-bit build under 64-bit fedora is not supported by Boost (so avoid if using 64-bit fedora)</text:p></text:note-body></text:note></text:p>
          </table:table-cell>
        </table:table-row>
        <table:table-row table:style-name="Table3.2">
          <table:table-cell table:style-name="Table3.A1">
            <text:p text:style-name="P38">Python Error:</text:p>
            <text:p text:style-name="P38">&gt;&gt;&gt; from gnuradio import uhd</text:p>
            <text:p text:style-name="P38">Error: EnvironmentError: OSError: dlopen failed to load "/usr/local/lib64/uhd/modules/libUhdAdaptor.so</text:p>
          </table:table-cell>
          <table:table-cell table:style-name="Table3.A1">
            <text:p text:style-name="P38">Eclipse environment issue.<text:line-break/>Rebuild libUhdAdaptor.so with "Common" and "uhd" libraries.</text:p>
          </table:table-cell>
        </table:table-row>
      </table:table>
      <text:p text:style-name="P38"/>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text">
      <style:text-properties fo:country="US" fo:font-family="Times New Roman" fo:language="en" style:use-window-font-color="true"/>
    </style:default-style>
    <style:default-style style:family="paragraph">
      <style:paragraph-properties fo:line-height="100%" style:tab-stop-distance="36.000000000000000pt"/>
      <style:text-properties fo:country="US" fo:font-family="Times New Roman" fo:language="en" style:use-window-font-color="true"/>
    </style:default-style>
    <style:style style:name="DefaultParagraphFont1" style:display-name="DefaultParagraphFont" style:family="text"/>
    <style:style style:name="BodyTextChar1" style:display-name="BodyTextChar" style:family="text">
      <style:text-properties fo:country="US" fo:font-size="11.000000000000000pt" fo:language="en"/>
    </style:style>
    <style:style style:name="CodeChar1" style:display-name="CodeChar" style:family="text">
      <style:text-properties fo:font-family="Courier New" fo:font-size="9.000000000000000pt"/>
    </style:style>
    <style:style style:name="LineNumber1" style:display-name="LineNumber" style:family="text">
      <style:text-properties fo:font-size="9.000000000000000pt"/>
    </style:style>
    <style:style style:name="ListContinue3" style:display-name="ListContinue3" style:family="paragraph">
      <style:paragraph-properties fo:margin-left="126.000000000000000pt"/>
    </style:style>
    <style:style style:name="CommentText" style:display-name="CommentText" style:family="paragraph"/>
    <style:style style:name="ListContinue4" style:display-name="ListContinue4" style:family="paragraph">
      <style:paragraph-properties fo:margin-left="144.000000000000000pt"/>
    </style:style>
    <style:style style:name="ListContinue5" style:display-name="ListContinue5" style:family="paragraph">
      <style:paragraph-properties fo:margin-left="162.000000000000000pt"/>
    </style:style>
    <style:style style:name="Subtitle" style:display-name="Subtitle" style:family="paragraph" style:next-style-name="BodyText">
      <style:paragraph-properties fo:margin-bottom="8.000000000000000pt" fo:margin-top="0.000000000000000pt" style:line-height-at-least="20.000000000000000pt"/>
      <style:text-properties fo:font-size="17.000000000000000pt" fo:font-style="italic" fo:letter-spacing="-0.007000000000000pt"/>
    </style:style>
    <style:style style:name="annotation" style:display-name="annotation" style:family="paragraph">
      <style:paragraph-properties fo:margin-bottom="6.000000000000000pt" fo:margin-left="36.000000000000000pt"/>
      <style:text-properties fo:color="#ff0000" fo:font-family="Arial" fo:font-size="9.000000000000000pt" fo:font-style="italic" fo:letter-spacing="-0.005000000000000pt"/>
    </style:style>
    <style:style style:name="ListNumber2" style:display-name="ListNumber2" style:family="paragraph">
      <style:paragraph-properties fo:margin-left="108.000000000000000pt"/>
    </style:style>
    <style:style style:name="ListNumber3" style:display-name="ListNumber3" style:family="paragraph">
      <style:paragraph-properties fo:margin-left="126.000000000000000pt"/>
    </style:style>
    <style:style style:name="ListNumber4" style:display-name="ListNumber4" style:family="paragraph">
      <style:paragraph-properties fo:margin-left="144.000000000000000pt"/>
    </style:style>
    <style:style style:name="FieldText" style:display-name="FieldText" style:family="paragraph">
      <style:paragraph-properties fo:margin-bottom="3.000000000000000pt" fo:margin-left="153.000000000000000pt" fo:text-indent="-63.000000000000000pt">
        <style:tab-stops>
          <style:tab-stop style:position="144.00000000000pt" style:type="left" style:leader-type="none" style:leader-style="none" style:leader-width="auto" style:leader-color="font-color"/>
        </style:tab-stops>
      </style:paragraph-properties>
    </style:style>
    <style:style style:name="ListNumber5" style:display-name="ListNumber5" style:family="paragraph">
      <style:paragraph-properties fo:margin-left="16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helpchecklist" style:display-name="helpchecklist" style:family="paragraph">
      <style:paragraph-properties fo:margin-left="54.000000000000000pt"/>
    </style:style>
    <style:style style:name="Index1" style:display-name="Index1" style:family="paragraph">
      <style:paragraph-properties fo:text-indent="-18.000000000000000pt">
        <style:tab-stops>
          <style:tab-stop style:position="204.00000000000pt" style:type="right" style:leader-type="none" style:leader-style="none" style:leader-width="auto" style:leader-color="font-color"/>
        </style:tab-stops>
      </style:paragraph-properties>
    </style:style>
    <style:style style:name="Code" style:display-name="Code" style:family="paragraph">
      <style:paragraph-properties fo:margin-left="90.000000000000000pt"/>
      <style:text-properties fo:font-family="Courier New" fo:font-size="9.000000000000000pt"/>
    </style:style>
    <style:style style:name="Index2" style:display-name="Index2" style:family="paragraph">
      <style:paragraph-properties fo:margin-left="36.000000000000000pt" fo:text-indent="-18.000000000000000pt">
        <style:tab-stops>
          <style:tab-stop style:position="204.00000000000pt" style:type="right" style:leader-type="none" style:leader-style="none" style:leader-width="auto" style:leader-color="font-color"/>
        </style:tab-stops>
      </style:paragraph-properties>
    </style:style>
    <style:style style:name="Index3" style:display-name="Index3" style:family="paragraph">
      <style:paragraph-properties fo:margin-left="36.000000000000000pt" fo:text-indent="-18.000000000000000pt">
        <style:tab-stops>
          <style:tab-stop style:position="204.00000000000pt" style:type="right" style:leader-type="none" style:leader-style="none" style:leader-width="auto" style:leader-color="font-color"/>
        </style:tab-stops>
      </style:paragraph-properties>
    </style:style>
    <style:style style:name="Index4" style:display-name="Index4" style:family="paragraph">
      <style:paragraph-properties fo:margin-left="36.000000000000000pt" fo:text-indent="-18.000000000000000pt">
        <style:tab-stops>
          <style:tab-stop style:position="204.00000000000pt" style:type="right" style:leader-type="none" style:leader-style="none" style:leader-width="auto" style:leader-color="font-color"/>
        </style:tab-stops>
      </style:paragraph-properties>
    </style:style>
    <style:style style:name="Index5" style:display-name="Index5" style:family="paragraph">
      <style:paragraph-properties fo:margin-left="36.000000000000000pt" fo:text-indent="-18.000000000000000pt">
        <style:tab-stops>
          <style:tab-stop style:position="204.00000000000pt" style:type="right" style:leader-type="none" style:leader-style="none" style:leader-width="auto" style:leader-color="font-color"/>
        </style:tab-stops>
      </style:paragraph-properties>
    </style:style>
    <style:style style:name="Head1" style:display-name="Head1" style:family="paragraph" style:next-style-name="Normal">
      <style:text-properties fo:font-family="Calibri" fo:font-size="20.000000000000000pt" fo:font-weight="bold"/>
    </style:style>
    <style:style style:name="HeaderEven" style:display-name="HeaderEven" style:family="paragraph">
      <style:paragraph-properties>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style>
    <style:style style:name="Head2" style:display-name="Head2" style:family="paragraph" style:next-style-name="Normal">
      <style:text-properties fo:font-family="Calibri" fo:font-size="16.000000000000000pt" fo:font-weight="bold"/>
    </style:style>
    <style:style style:name="TOAHeading" style:display-name="TOAHeading" style:family="paragraph" style:next-style-name="TableofAuthorities">
      <style:paragraph-properties fo:line-height="18.000000000000000pt" fo:margin-bottom="6.000000000000000pt" fo:margin-top="12.000000000000000pt"/>
      <style:text-properties fo:font-family="Arial" fo:font-size="14.000000000000000pt" fo:font-weight="bold"/>
    </style:style>
    <style:style style:name="AuthorTitle" style:display-name="AuthorTitle" style:family="paragraph">
      <style:paragraph-properties fo:margin-bottom="6.000000000000000pt" fo:margin-left="324.000000000000000pt"/>
      <style:text-properties fo:font-size="14.000000000000000pt"/>
    </style:style>
    <style:style style:name="FooterFirst" style:display-name="FooterFirst" style:family="paragraph">
      <style:paragraph-properties fo:border-bottom="0.75pt solid #000000" fo:margin-top="30.000000000000000pt" fo:padding-bottom="1.000000000000000pt">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text-properties fo:font-weight="bold"/>
    </style:style>
    <style:style style:name="Head3" style:display-name="Head3" style:family="paragraph" style:next-style-name="Normal">
      <style:text-properties fo:font-family="Calibri" fo:font-size="12.000000000000000pt" fo:font-weight="bold"/>
    </style:style>
    <style:style style:name="PartTitle" style:display-name="PartTitle" style:family="paragraph" style:next-style-name="PartSubtitle">
      <style:paragraph-properties fo:margin-bottom="20.000000000000000pt" fo:margin-right="108.000000000000000pt" fo:margin-top="33.000000000000000pt" style:line-height-at-least="27.000000000000000pt"/>
      <style:text-properties fo:font-family="Times New Roman" fo:font-size="30.000000000000000pt" fo:letter-spacing="-0.020000000000000pt"/>
    </style:style>
    <style:style style:name="FooterOdd" style:display-name="FooterOdd" style:family="paragraph">
      <style:paragraph-properties fo:border-bottom="0.75pt solid #000000" fo:margin-top="30.000000000000000pt" fo:padding-bottom="1.000000000000000pt">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text-properties fo:font-weight="bold"/>
    </style:style>
    <style:style style:name="TableText" style:display-name="TableText" style:family="paragraph">
      <style:paragraph-properties fo:line-height="100%" fo:margin-bottom="3.000000000000000pt" fo:margin-left="0.000000000000000pt"/>
      <style:text-properties fo:font-size="9.000000000000000pt"/>
    </style:style>
    <style:style style:name="NormalIndent" style:display-name="NormalIndent" style:family="paragraph">
      <style:paragraph-properties fo:margin-left="72.000000000000000pt"/>
    </style:style>
    <style:style style:name="CompanyName" style:display-name="CompanyName" style:family="paragraph">
      <style:paragraph-properties fo:margin-top="0.000000000000000pt"/>
    </style:style>
    <style:style style:name="TitleCover" style:display-name="TitleCover" style:family="paragraph" style:next-style-name="SubtitleCover">
      <style:paragraph-properties fo:margin-top="90.000000000000000pt" style:line-height-at-least="12.000000000000000pt"/>
      <style:text-properties fo:font-size="36.000000000000000pt" fo:font-weight="bold" fo:letter-spacing="-0.024000000000000pt"/>
    </style:style>
    <style:style style:name="RequirementHeading" style:display-name="RequirementHeading" style:family="paragraph" style:next-style-name="Requirement">
      <style:paragraph-properties fo:text-align="center"/>
      <style:text-properties fo:font-size="10.000000000000000pt"/>
    </style:style>
    <style:style style:name="Footer" style:display-name="Footer" style:family="paragraph">
      <style:paragraph-properties>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style>
    <style:style style:name="DocumentMap" style:display-name="DocumentMap" style:family="paragraph">
      <style:paragraph-properties fo:background-color="#000080"/>
      <style:text-properties fo:font-family="Tahoma"/>
    </style:style>
    <style:style style:name="PropToByName" style:display-name="PropToByName" style:family="paragraph">
      <style:paragraph-properties fo:margin-left="115.000000000000000pt"/>
      <style:text-properties fo:font-family="Arial" fo:font-size="12.000000000000000pt"/>
    </style:style>
    <style:style style:name="Header" style:display-name="Header" style:family="paragraph">
      <style:paragraph-properties>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style>
    <style:style style:name="Normal" style:display-name="Normal" style:family="paragraph">
      <style:paragraph-properties fo:margin-left="54.000000000000000pt"/>
      <style:text-properties fo:font-size="11.000000000000000pt"/>
    </style:style>
    <style:style style:name="ListContinue" style:display-name="ListContinue" style:family="paragraph">
      <style:paragraph-properties fo:margin-left="90.000000000000000pt" fo:text-indent="0.000000000000000pt"/>
    </style:style>
    <style:style style:name="A1" style:display-name="A1" style:family="paragraph">
      <style:paragraph-properties fo:line-height="100%" style:tab-stop-distance="36.000000000000000pt"/>
      <style:text-properties fo:country="US" fo:font-family="Times New Roman" fo:language="en" style:use-window-font-color="true"/>
    </style:style>
    <style:style style:name="MessageHeader" style:display-name="MessageHeader" style:family="paragraph">
      <style:paragraph-properties fo:line-height="14.000000000000000pt" fo:margin-bottom="6.000000000000000pt" fo:margin-right="108.000000000000000pt" fo:text-indent="-54.000000000000000pt">
        <style:tab-stops>
          <style:tab-stop style:position="180.00000000000pt" style:type="left" style:leader-type="none" style:leader-style="none" style:leader-width="auto" style:leader-color="font-color"/>
          <style:tab-stop style:position="234.00000000000pt" style:type="left" style:leader-type="none" style:leader-style="none" style:leader-width="auto" style:leader-color="font-color"/>
        </style:tab-stops>
      </style:paragraph-properties>
      <style:text-properties fo:font-family="Arial"/>
    </style:style>
    <style:style style:name="DocumentLabel" style:display-name="DocumentLabel" style:family="paragraph" style:next-style-name="BodyText">
      <style:paragraph-properties fo:margin-top="8.000000000000000pt"/>
      <style:text-properties fo:font-family="Times New Roman" fo:font-size="30.000000000000000pt" fo:letter-spacing="-0.015000000000000pt"/>
    </style:style>
    <style:style style:name="EndnoteText" style:display-name="EndnoteText" style:family="paragraph"/>
    <style:style style:name="help" style:display-name="help" style:family="paragraph">
      <style:paragraph-properties fo:margin-bottom="6.000000000000000pt" fo:margin-left="36.000000000000000pt"/>
      <style:text-properties fo:color="#ff0000" fo:font-size="9.000000000000000pt" fo:font-style="italic" fo:font-weight="bold" fo:letter-spacing="-0.005000000000000pt"/>
    </style:style>
    <style:style style:name="helpbullet" style:display-name="helpbullet" style:family="paragraph">
      <style:paragraph-properties fo:margin-left="54.000000000000000pt"/>
    </style:style>
    <style:style style:name="helplist" style:display-name="helplist" style:family="paragraph">
      <style:paragraph-properties fo:margin-left="54.000000000000000pt"/>
    </style:style>
    <style:style style:name="BodyText2" style:display-name="BodyText2" style:family="paragraph">
      <style:paragraph-properties fo:margin-left="72.000000000000000pt"/>
    </style:style>
    <style:style style:name="ListBullet2" style:display-name="ListBullet2" style:family="paragraph">
      <style:paragraph-properties fo:margin-left="108.000000000000000pt"/>
    </style:style>
    <style:style style:name="ListBullet3" style:display-name="ListBullet3" style:family="paragraph">
      <style:paragraph-properties fo:margin-left="126.000000000000000pt"/>
    </style:style>
    <style:style style:name="ListBullet4" style:display-name="ListBullet4" style:family="paragraph">
      <style:paragraph-properties fo:margin-left="144.000000000000000pt"/>
    </style:style>
    <style:style style:name="ListBullet5" style:display-name="ListBullet5" style:family="paragraph">
      <style:paragraph-properties fo:margin-left="162.000000000000000pt"/>
    </style:style>
    <style:style style:name="Picture" style:display-name="Picture" style:family="paragraph" style:next-style-name="Caption"/>
    <style:style style:name="HeaderFirst" style:display-name="HeaderFirst" style:family="paragraph">
      <style:paragraph-properties>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style>
    <style:style style:name="Requirement" style:display-name="Requirement" style:family="paragraph">
      <style:paragraph-properties fo:line-height="100%" fo:margin-bottom="0.000000000000000pt" fo:margin-left="0.000000000000000pt" fo:text-align="justify"/>
      <style:text-properties fo:font-size="9.000000000000000pt"/>
    </style:style>
    <style:style style:name="PartLabel" style:display-name="PartLabel" style:family="paragraph" style:next-style-name="Normal">
      <style:paragraph-properties fo:margin-bottom="22.000000000000000pt" fo:margin-top="20.000000000000000pt"/>
      <style:text-properties fo:font-family="Times New Roman" fo:font-size="30.000000000000000pt" fo:letter-spacing="-0.015000000000000pt"/>
    </style:style>
    <style:style style:name="ListNumber" style:display-name="ListNumber" style:family="paragraph">
      <style:paragraph-properties fo:margin-left="90.000000000000000pt" fo:margin-right="36.000000000000000pt"/>
    </style:style>
    <style:style style:name="SectionLabel" style:display-name="SectionLabel" style:family="paragraph" style:next-style-name="BodyText">
      <style:paragraph-properties fo:margin-bottom="22.000000000000000pt" fo:margin-top="20.000000000000000pt"/>
      <style:text-properties fo:font-family="Times New Roman" fo:font-size="30.000000000000000pt" fo:letter-spacing="-0.015000000000000pt"/>
    </style:style>
    <style:style style:name="Title" style:display-name="Title" style:family="paragraph" style:next-style-name="Subtitle">
      <style:paragraph-properties fo:margin-bottom="20.000000000000000pt" fo:margin-right="108.000000000000000pt" fo:margin-top="33.000000000000000pt" style:line-height-at-least="27.000000000000000pt"/>
      <style:text-properties fo:font-family="Times New Roman" fo:font-size="30.000000000000000pt" fo:letter-spacing="-0.020000000000000pt"/>
    </style:style>
    <style:style style:name="PartSubtitle" style:display-name="PartSubtitle" style:family="paragraph" style:next-style-name="BodyText">
      <style:paragraph-properties fo:margin-bottom="8.000000000000000pt" fo:margin-right="108.000000000000000pt" style:line-height-at-least="20.000000000000000pt"/>
      <style:text-properties fo:font-size="17.000000000000000pt" fo:font-style="italic" fo:letter-spacing="-0.007000000000000pt"/>
    </style:style>
    <style:style style:name="List" style:display-name="List" style:family="paragraph">
      <style:paragraph-properties fo:margin-left="72.000000000000000pt" fo:text-indent="-18.000000000000000pt"/>
    </style:style>
    <style:style style:name="PrefaceHeading1" style:display-name="PrefaceHeading1" style:family="paragraph"/>
    <style:style style:name="PrefaceHeading2" style:display-name="PrefaceHeading2" style:family="paragraph"/>
    <style:style style:name="MessageDef" style:display-name="MessageDef" style:family="paragraph" style:next-style-name="BodyText"/>
    <style:style style:name="HeaderOdd" style:display-name="HeaderOdd" style:family="paragraph">
      <style:paragraph-properties>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style>
    <style:style style:name="TableofFigures" style:display-name="TableofFigures" style:family="paragraph">
      <style:paragraph-properties fo:margin-left="72.000000000000000pt" fo:text-indent="-18.000000000000000pt">
        <style:tab-stops>
          <style:tab-stop style:position="324.00000000000pt" style:type="right" style:leader-type="none" style:leader-style="none" style:leader-width="auto" style:leader-color="font-color" style:leader-text="."/>
        </style:tab-stops>
      </style:paragraph-properties>
    </style:style>
    <style:style style:name="ChapterSubtitle" style:display-name="ChapterSubtitle" style:family="paragraph" style:next-style-name="BodyText">
      <style:paragraph-properties fo:margin-top="0.000000000000000pt" style:line-height-at-least="20.000000000000000pt"/>
      <style:text-properties fo:font-size="17.000000000000000pt" fo:font-style="italic" fo:letter-spacing="-0.007000000000000pt"/>
    </style:style>
    <style:style style:name="IndexHeading" style:display-name="IndexHeading" style:family="paragraph" style:next-style-name="Index1">
      <style:paragraph-properties fo:margin-left="0.000000000000000pt" fo:margin-top="22.000000000000000pt"/>
      <style:text-properties fo:font-size="12.000000000000000pt" fo:font-weight="bold" fo:letter-spacing="0.000000000000000pt" fo:text-transform="uppercase"/>
    </style:style>
    <style:style style:name="BlockQuotation" style:display-name="BlockQuotation" style:family="paragraph">
      <style:paragraph-properties fo:border-bottom="3.8pt solid #ffffff" fo:border-left="3.8pt solid #808080" fo:margin-bottom="3.000000000000000pt" fo:margin-left="72.000000000000000pt" fo:margin-right="36.000000000000000pt" fo:padding-bottom="3.000000000000000pt" fo:padding-left="3.000000000000000pt"/>
      <style:text-properties fo:font-style="italic"/>
    </style:style>
    <style:style style:name="MacroText" style:display-name="MacroText" style:family="paragraph">
      <style:text-properties fo:font-family="Courier New"/>
    </style:style>
    <style:style style:name="ReturnAddress" style:display-name="ReturnAddress" style:family="paragraph">
      <style:paragraph-properties fo:margin-left="0.000000000000000pt" style:line-height-at-least="11.000000000000000pt"/>
      <style:text-properties fo:font-size="8.000000000000000pt"/>
    </style:style>
    <style:style style:name="SubtitleCover" style:display-name="SubtitleCover" style:family="paragraph" style:next-style-name="BodyText">
      <style:paragraph-properties fo:margin-right="84.000000000000000pt" fo:margin-top="76.000000000000000pt"/>
      <style:text-properties fo:font-family="Times New Roman" fo:font-size="20.000000000000000pt" fo:font-style="italic" fo:font-weight="normal" fo:letter-spacing="-0.010000000000000pt"/>
    </style:style>
    <style:style style:name="Standard" style:display-name="Standard" style:family="paragraph">
      <style:text-properties fo:color="#000000" fo:font-family="Sans Serif"/>
    </style:style>
    <style:style style:name="ChapterTitle" style:display-name="ChapterTitle" style:family="paragraph" style:next-style-name="ChapterSubtitle">
      <style:paragraph-properties fo:margin-bottom="20.000000000000000pt" fo:margin-right="108.000000000000000pt" fo:margin-top="36.000000000000000pt" style:line-height-at-least="27.000000000000000pt"/>
      <style:text-properties fo:font-family="Times New Roman" fo:font-size="30.000000000000000pt" fo:letter-spacing="-0.020000000000000pt"/>
    </style:style>
    <style:style style:name="ProjectSubtitle" style:display-name="ProjectSubtitle" style:family="paragraph" style:next-style-name="BodyText">
      <style:paragraph-properties fo:margin-left="180.000000000000000pt" fo:margin-top="0.000000000000000pt" style:line-height-at-least="20.000000000000000pt"/>
      <style:text-properties fo:font-size="17.000000000000000pt" fo:font-style="italic" fo:letter-spacing="-0.007000000000000pt"/>
    </style:style>
    <style:style style:name="CommentSubject" style:display-name="CommentSubject" style:family="paragraph" style:next-style-name="CommentText">
      <style:paragraph-properties fo:line-height="100%"/>
      <style:text-properties fo:font-size="10.000000000000000pt" fo:font-weight="bold"/>
    </style:style>
    <style:style style:name="Caption" style:display-name="Caption" style:family="paragraph" style:next-style-name="BodyText">
      <style:paragraph-properties fo:border-top="1.5pt solid #000000" fo:margin-bottom="11.000000000000000pt" fo:margin-top="3.000000000000000pt" fo:padding-top="1.000000000000000pt" style:line-height-at-least="11.000000000000000pt"/>
      <style:text-properties fo:font-weight="bold"/>
    </style:style>
    <style:style style:name="IndexBase" style:display-name="IndexBase" style:family="paragraph">
      <style:paragraph-properties fo:margin-left="18.000000000000000pt" style:line-height-at-least="11.000000000000000pt"/>
    </style:style>
    <style:style style:name="SectionHeading" style:display-name="SectionHeading" style:family="paragraph"/>
    <style:style style:name="ListBullet" style:display-name="ListBullet" style:family="paragraph">
      <style:paragraph-properties fo:margin-bottom="6.000000000000000pt" fo:margin-right="36.000000000000000pt"/>
    </style:style>
    <style:style style:name="List2" style:display-name="List2" style:family="paragraph">
      <style:paragraph-properties fo:margin-left="90.000000000000000pt"/>
    </style:style>
    <style:style style:name="List3" style:display-name="List3" style:family="paragraph">
      <style:paragraph-properties fo:margin-left="108.000000000000000pt"/>
    </style:style>
    <style:style style:name="List4" style:display-name="List4" style:family="paragraph">
      <style:paragraph-properties fo:margin-left="126.000000000000000pt"/>
    </style:style>
    <style:style style:name="List5" style:display-name="List5" style:family="paragraph">
      <style:paragraph-properties fo:margin-left="144.000000000000000pt"/>
    </style:style>
    <style:style style:name="Heading1" style:display-name="Heading1" style:family="paragraph" style:next-style-name="BodyText">
      <style:paragraph-properties fo:margin-bottom="11.000000000000000pt" fo:margin-left="0.000000000000000pt" fo:margin-top="11.000000000000000pt" style:line-height-at-least="14.000000000000000pt"/>
      <style:text-properties fo:font-size="14.000000000000000pt" fo:font-weight="bold" fo:letter-spacing="-0.005000000000000pt"/>
    </style:style>
    <style:style style:name="Heading2" style:display-name="Heading2" style:family="paragraph" style:next-style-name="BodyText">
      <style:paragraph-properties fo:margin-left="22.500000000000000pt" fo:text-indent="-22.500000000000000pt"/>
      <style:text-properties fo:font-weight="bold"/>
    </style:style>
    <style:style style:name="ProjectName" style:display-name="ProjectName" style:family="paragraph">
      <style:paragraph-properties fo:margin-left="144.000000000000000pt"/>
    </style:style>
    <style:style style:name="Heading3" style:display-name="Heading3" style:family="paragraph" style:next-style-name="BodyText">
      <style:paragraph-properties fo:margin-left="18.000000000000000pt"/>
    </style:style>
    <style:style style:name="Heading4" style:display-name="Heading4" style:family="paragraph" style:next-style-name="BodyText">
      <style:paragraph-properties fo:margin-left="36.000000000000000pt"/>
      <style:text-properties fo:font-style="italic"/>
    </style:style>
    <style:style style:name="Heading5" style:display-name="Heading5" style:family="paragraph" style:next-style-name="BodyText">
      <style:paragraph-properties fo:margin-bottom="11.000000000000000pt" fo:margin-left="0.000000000000000pt" fo:margin-top="11.000000000000000pt"/>
      <style:text-properties fo:font-family="Times New Roman" fo:font-size="10.000000000000000pt" fo:font-style="italic"/>
    </style:style>
    <style:style style:name="Heading6" style:display-name="Heading6" style:family="paragraph" style:next-style-name="BodyText">
      <style:paragraph-properties fo:margin-left="0.000000000000000pt"/>
      <style:text-properties fo:font-family="Times New Roman" fo:font-size="10.000000000000000pt" fo:font-style="italic"/>
    </style:style>
    <style:style style:name="Heading7" style:display-name="Heading7" style:family="paragraph" style:next-style-name="BodyText">
      <style:paragraph-properties fo:margin-left="0.000000000000000pt"/>
      <style:text-properties fo:font-family="Times New Roman" fo:font-size="10.000000000000000pt"/>
    </style:style>
    <style:style style:name="Heading8" style:display-name="Heading8" style:family="paragraph" style:next-style-name="BodyText">
      <style:paragraph-properties fo:margin-left="0.000000000000000pt"/>
      <style:text-properties fo:font-size="9.000000000000000pt" fo:font-style="italic"/>
    </style:style>
    <style:style style:name="Heading9" style:display-name="Heading9" style:family="paragraph" style:next-style-name="BodyText">
      <style:paragraph-properties fo:margin-left="0.000000000000000pt"/>
      <style:text-properties fo:font-size="9.000000000000000pt"/>
    </style:style>
    <style:style style:name="FootnoteBase" style:display-name="FootnoteBase" style:family="paragraph">
      <style:paragraph-properties style:line-height-at-least="11.000000000000000pt"/>
      <style:text-properties fo:font-size="9.000000000000000pt"/>
    </style:style>
    <style:style style:name="ChapterLabel" style:display-name="ChapterLabel" style:family="paragraph" style:next-style-name="ChapterTitle">
      <style:paragraph-properties fo:margin-bottom="22.000000000000000pt" fo:margin-top="38.000000000000000pt"/>
      <style:text-properties fo:font-family="Times New Roman" fo:font-size="30.000000000000000pt" fo:letter-spacing="-0.015000000000000pt"/>
    </style:style>
    <style:style style:name="FootnoteText" style:display-name="FootnoteText" style:family="paragraph"/>
    <style:style style:name="TOC1" style:display-name="TOC1" style:family="paragraph">
      <style:paragraph-properties fo:line-height="100%" fo:margin-bottom="6.000000000000000pt" fo:margin-top="6.000000000000000pt">
        <style:tab-stops>
          <style:tab-stop style:position="21.60000000000pt" style:type="left" style:leader-type="none" style:leader-style="none" style:leader-width="auto" style:leader-color="font-color"/>
          <style:tab-stop style:position="486.00000000000pt" style:type="right" style:leader-type="none" style:leader-style="none" style:leader-width="auto" style:leader-color="font-color" style:leader-text="."/>
        </style:tab-stops>
      </style:paragraph-properties>
      <style:text-properties fo:font-family="Times New Roman" fo:font-size="10.000000000000000pt" fo:font-weight="bold" fo:text-transform="uppercase"/>
    </style:style>
    <style:style style:name="TOC2" style:display-name="TOC2" style:family="paragraph">
      <style:paragraph-properties fo:line-height="100%" fo:margin-bottom="0.000000000000000pt" fo:margin-left="11.000000000000000pt">
        <style:tab-stops>
          <style:tab-stop style:position="486.00000000000pt" style:type="right" style:leader-type="none" style:leader-style="none" style:leader-width="auto" style:leader-color="font-color" style:leader-text="."/>
        </style:tab-stops>
      </style:paragraph-properties>
      <style:text-properties fo:font-family="Times New Roman" fo:font-size="10.000000000000000pt" fo:font-variant="small-caps"/>
    </style:style>
    <style:style style:name="TOC3" style:display-name="TOC3" style:family="paragraph">
      <style:paragraph-properties fo:line-height="100%" fo:margin-bottom="0.000000000000000pt" fo:margin-left="22.000000000000000pt">
        <style:tab-stops>
          <style:tab-stop style:position="486.00000000000pt" style:type="right" style:leader-type="none" style:leader-style="none" style:leader-width="auto" style:leader-color="font-color" style:leader-text="."/>
        </style:tab-stops>
      </style:paragraph-properties>
      <style:text-properties fo:font-family="Times New Roman" fo:font-size="10.000000000000000pt" fo:font-style="italic"/>
    </style:style>
    <style:style style:name="BalloonText" style:display-name="BalloonText" style:family="paragraph">
      <style:text-properties fo:font-family="Tahoma" fo:font-size="8.000000000000000pt"/>
    </style:style>
    <style:style style:name="TOC4" style:display-name="TOC4" style:family="paragraph">
      <style:paragraph-properties fo:line-height="100%" fo:margin-bottom="0.000000000000000pt" fo:margin-left="33.000000000000000pt">
        <style:tab-stops>
          <style:tab-stop style:position="486.00000000000pt" style:type="right" style:leader-type="none" style:leader-style="none" style:leader-width="auto" style:leader-color="font-color" style:leader-text="."/>
        </style:tab-stops>
      </style:paragraph-properties>
      <style:text-properties fo:font-family="Times New Roman" fo:font-size="9.000000000000000pt"/>
    </style:style>
    <style:style style:name="TOC5" style:display-name="TOC5" style:family="paragraph">
      <style:paragraph-properties fo:line-height="100%" fo:margin-bottom="0.000000000000000pt" fo:margin-left="44.000000000000000pt">
        <style:tab-stops>
          <style:tab-stop style:position="486.00000000000pt" style:type="right" style:leader-type="none" style:leader-style="none" style:leader-width="auto" style:leader-color="font-color" style:leader-text="."/>
        </style:tab-stops>
      </style:paragraph-properties>
      <style:text-properties fo:font-family="Times New Roman" fo:font-size="9.000000000000000pt"/>
    </style:style>
    <style:style style:name="TOC6" style:display-name="TOC6" style:family="paragraph" style:next-style-name="Normal">
      <style:paragraph-properties fo:margin-left="55.000000000000000pt">
        <style:tab-stops>
          <style:tab-stop style:position="486.00000000000pt" style:type="right" style:leader-type="none" style:leader-style="none" style:leader-width="auto" style:leader-color="font-color" style:leader-text="."/>
        </style:tab-stops>
      </style:paragraph-properties>
      <style:text-properties fo:font-size="9.000000000000000pt"/>
    </style:style>
    <style:style style:name="TOC7" style:display-name="TOC7" style:family="paragraph" style:next-style-name="Normal">
      <style:paragraph-properties fo:margin-left="66.000000000000000pt">
        <style:tab-stops>
          <style:tab-stop style:position="486.00000000000pt" style:type="right" style:leader-type="none" style:leader-style="none" style:leader-width="auto" style:leader-color="font-color" style:leader-text="."/>
        </style:tab-stops>
      </style:paragraph-properties>
      <style:text-properties fo:font-size="9.000000000000000pt"/>
    </style:style>
    <style:style style:name="TOC8" style:display-name="TOC8" style:family="paragraph" style:next-style-name="Normal">
      <style:paragraph-properties fo:margin-left="77.000000000000000pt">
        <style:tab-stops>
          <style:tab-stop style:position="486.00000000000pt" style:type="right" style:leader-type="none" style:leader-style="none" style:leader-width="auto" style:leader-color="font-color" style:leader-text="."/>
        </style:tab-stops>
      </style:paragraph-properties>
      <style:text-properties fo:font-size="9.000000000000000pt"/>
    </style:style>
    <style:style style:name="TOC9" style:display-name="TOC9" style:family="paragraph" style:next-style-name="Normal">
      <style:paragraph-properties fo:margin-left="88.000000000000000pt">
        <style:tab-stops>
          <style:tab-stop style:position="486.00000000000pt" style:type="right" style:leader-type="none" style:leader-style="none" style:leader-width="auto" style:leader-color="font-color" style:leader-text="."/>
        </style:tab-stops>
      </style:paragraph-properties>
      <style:text-properties fo:font-size="9.000000000000000pt"/>
    </style:style>
    <style:style style:name="TOCBase" style:display-name="TOCBase" style:family="paragraph">
      <style:paragraph-properties fo:margin-bottom="11.000000000000000pt" fo:margin-left="0.000000000000000pt" style:line-height-at-least="11.000000000000000pt">
        <style:tab-stops>
          <style:tab-stop style:position="324.00000000000pt" style:type="right" style:leader-type="none" style:leader-style="none" style:leader-width="auto" style:leader-color="font-color" style:leader-text="."/>
        </style:tab-stops>
      </style:paragraph-properties>
      <style:text-properties fo:font-family="Arial"/>
    </style:style>
    <style:style style:name="HeaderBase" style:display-name="HeaderBase" style:family="paragraph">
      <style:paragraph-properties fo:margin-left="0.000000000000000pt">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text-properties fo:font-family="Arial" fo:letter-spacing="-0.002000000000000pt"/>
    </style:style>
    <style:style style:name="ListParagraph" style:display-name="ListParagraph" style:family="paragraph">
      <style:paragraph-properties fo:margin-left="36.000000000000000pt"/>
    </style:style>
    <style:style style:name="FooterEven" style:display-name="FooterEven" style:family="paragraph">
      <style:paragraph-properties fo:border-bottom="0.75pt solid #000000" fo:margin-top="30.000000000000000pt" fo:padding-bottom="1.000000000000000pt">
        <style:tab-stops>
          <style:tab-stop style:position="216.00000000000pt" style:type="center" style:leader-type="none" style:leader-style="none" style:leader-width="auto" style:leader-color="font-color"/>
          <style:tab-stop style:position="432.00000000000pt" style:type="right" style:leader-type="none" style:leader-style="none" style:leader-width="auto" style:leader-color="font-color"/>
        </style:tab-stops>
      </style:paragraph-properties>
      <style:text-properties fo:font-weight="bold"/>
    </style:style>
    <style:style style:name="HeadingBase" style:display-name="HeadingBase" style:family="paragraph" style:next-style-name="BodyText">
      <style:paragraph-properties fo:margin-top="7.000000000000000pt" style:line-height-at-least="11.000000000000000pt"/>
      <style:text-properties fo:font-family="Arial" fo:letter-spacing="-0.002000000000000pt"/>
    </style:style>
    <style:style style:name="ProjectTitle" style:display-name="ProjectTitle" style:family="paragraph" style:next-style-name="ProjectSubtitle">
      <style:paragraph-properties fo:margin-bottom="20.000000000000000pt" fo:margin-left="144.000000000000000pt" fo:margin-right="72.000000000000000pt" fo:margin-top="20.000000000000000pt" style:line-height-at-least="27.000000000000000pt"/>
      <style:text-properties fo:font-family="Times New Roman" fo:font-size="30.000000000000000pt" fo:font-variant="small-caps" fo:font-weight="bold" fo:letter-spacing="-0.020000000000000pt"/>
    </style:style>
    <style:style style:name="BodyTextKeep" style:display-name="BodyTextKeep" style:family="paragraph"/>
    <style:style style:name="TableofAuthorities" style:display-name="TableofAuthorities" style:family="paragraph">
      <style:paragraph-properties fo:margin-left="72.000000000000000pt" fo:text-indent="-18.000000000000000pt">
        <style:tab-stops>
          <style:tab-stop style:position="378.00000000000pt" style:type="right" style:leader-type="none" style:leader-style="none" style:leader-width="auto" style:leader-color="font-color" style:leader-text="."/>
        </style:tab-stops>
      </style:paragraph-properties>
    </style:style>
    <style:style style:name="BodyText" style:display-name="BodyText" style:family="paragraph">
      <style:paragraph-properties fo:margin-bottom="11.000000000000000pt" style:line-height-at-least="11.000000000000000pt"/>
    </style:style>
    <style:style style:name="ListContinue2" style:display-name="ListContinue2" style:family="paragraph">
      <style:paragraph-properties fo:margin-left="108.000000000000000pt"/>
    </style:style>
    <style:style style:name="Emphasis" style:display-name="Emphasis" style:family="text">
      <style:text-properties fo:font-family="Arial" fo:font-weight="bold" fo:letter-spacing="-0.002000000000000pt"/>
    </style:style>
    <style:style style:name="Hyperlink" style:display-name="Hyperlink" style:family="text">
      <style:text-properties fo:color="#0000ff" style:text-underline-style="solid" style:text-underline-type="single" style:text-underline-width="auto"/>
    </style:style>
    <style:style style:name="Slogan" style:display-name="Slogan" style:family="text">
      <style:text-properties fo:font-size="12.000000000000000pt" fo:font-style="italic" fo:letter-spacing="-0.003000000000000pt"/>
    </style:style>
    <style:style style:name="LineNumber" style:display-name="LineNumber" style:family="text">
      <style:text-properties fo:font-size="9.000000000000000pt"/>
    </style:style>
    <style:style style:name="Superscript" style:display-name="Superscript" style:family="text">
      <style:text-properties fo:font-weight="bold" style:text-position="super"/>
    </style:style>
    <style:style style:name="Lead-inEmphasis" style:display-name="Lead-inEmphasis" style:family="text">
      <style:text-properties fo:font-family="Arial" fo:font-weight="bold" fo:letter-spacing="-0.002000000000000pt"/>
    </style:style>
    <style:style style:name="EndnoteReference" style:display-name="EndnoteReference" style:family="text">
      <style:text-properties fo:font-weight="bold" style:text-position="super"/>
    </style:style>
    <style:style style:name="T24" style:display-name="T24" style:family="text">
      <style:text-properties fo:color="#000000" fo:font-family="Verdana,Helvetica,Arial,sans-se" fo:font-size="12.000000000000000pt" style:text-underline-style="none" style:text-underline-type="none"/>
    </style:style>
    <style:style style:name="BodyTextChar" style:display-name="BodyTextChar" style:family="text">
      <style:text-properties fo:country="US" fo:font-size="11.000000000000000pt" fo:language="en"/>
    </style:style>
    <style:style style:name="A11" style:display-name="A1" style:family="text">
      <style:text-properties fo:country="US" fo:font-family="Times New Roman" fo:language="en" style:use-window-font-color="true"/>
    </style:style>
    <style:style style:name="PageNumber" style:display-name="PageNumber" style:family="text">
      <style:text-properties fo:font-family="Arial" fo:font-size="9.000000000000000pt" fo:font-weight="bold"/>
    </style:style>
    <style:style style:name="T27" style:display-name="T27" style:family="text">
      <style:text-properties fo:font-family="Symbol" fo:font-style="normal" fo:font-weight="normal" style:text-underline-style="none" style:text-underline-type="none"/>
    </style:style>
    <style:style style:name="T28" style:display-name="T28" style:family="text">
      <style:text-properties fo:color="#000000" fo:font-family="Symbol" fo:font-size="12.000000000000000pt" fo:font-style="normal" fo:font-weight="normal" style:text-underline-style="none" style:text-underline-type="none"/>
    </style:style>
    <style:style style:name="CodeChar" style:display-name="CodeChar" style:family="text">
      <style:text-properties fo:font-family="Courier New" fo:font-size="9.000000000000000pt"/>
    </style:style>
    <style:style style:name="FootnoteReference" style:display-name="FootnoteReference" style:family="text">
      <style:text-properties style:text-position="super"/>
    </style:style>
    <style:style style:name="DefaultParagraphFont" style:display-name="DefaultParagraphFont" style:family="text"/>
    <style:style style:name="CommentReference" style:display-name="CommentReference" style:family="text">
      <style:text-properties fo:font-size="8.000000000000000pt"/>
    </style:style>
    <text:list-style style:name="L1" style:display-name="L1">
      <text:list-level-style-number text:start-value="1" text:display-levels="1" style:num-format="1" text:style-name="T24" text:level="1" style:num-suffix=".">
        <style:list-level-properties text:list-level-position-and-space-mode="label-alignment" fo:text-align="left">
          <style:list-level-label-alignment text:label-followed-by="listtab" text:list-tab-stop-position="0.00000000000pt" fo:text-indent="-18.00000000000pt" fo:margin-left="93.00000000000pt"/>
        </style:list-level-properties>
      </text:list-level-style-number>
    </text:list-style>
    <text:list-style style:name="L21" style:display-name="L21">
      <text:list-level-style-bullet text:bullet-char="" text:style-name="T27" text:level="1">
        <style:list-level-properties text:list-level-position-and-space-mode="label-alignment" fo:text-align="left">
          <style:list-level-label-alignment text:label-followed-by="listtab" text:list-tab-stop-position="0.00000000000pt" fo:text-indent="-18.00000000000pt" fo:margin-left="90.00000000000pt"/>
        </style:list-level-properties>
      </text:list-level-style-bullet>
    </text:list-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T1" style:family="text">
      <style:text-properties fo:font-family="Arial" fo:font-size="9.000000000000000pt" fo:font-style="italic"/>
    </style:style>
    <style:style style:name="T2" style:family="text">
      <style:text-properties fo:font-family="Arial" fo:font-size="9.000000000000000pt"/>
    </style:style>
    <style:style style:name="T3" style:family="text">
      <style:text-properties fo:font-family="Arial" fo:font-style="italic"/>
    </style:style>
    <style:style style:name="P1" style:parent-style-name="Footer" style:family="paragraph">
      <style:paragraph-properties fo:line-height="100%" fo:margin-left="0.000000000000000pt" fo:margin-right="18.000000000000000pt" style:tab-stop-distance="36.000000000000000pt">
        <style:tab-stops>
          <style:tab-stop style:position="197.10000000000pt" style:type="center" style:leader-type="none" style:leader-style="none" style:leader-width="auto" style:leader-color="font-color"/>
          <style:tab-stop style:position="363.60000000000pt" style:type="right" style:leader-type="none" style:leader-style="none" style:leader-width="auto" style:leader-color="font-color"/>
        </style:tab-stops>
      </style:paragraph-properties>
      <style:text-properties fo:country="US" fo:font-family="Arial" fo:font-size="11.000000000000000pt" fo:language="en" fo:letter-spacing="-0.002000000000000pt" style:use-window-font-color="true"/>
    </style:style>
    <style:style style:name="P2" style:parent-style-name="Footer" style:family="paragraph">
      <style:paragraph-properties fo:line-height="100%" fo:margin-left="0.000000000000000pt" style:tab-stop-distance="36.000000000000000pt">
        <style:tab-stops>
          <style:tab-stop style:position="93.60000000000pt" style:type="right" style:leader-type="none" style:leader-style="none" style:leader-width="auto" style:leader-color="font-color"/>
        </style:tab-stops>
      </style:paragraph-properties>
      <style:text-properties fo:country="US" fo:font-family="Arial" fo:font-size="11.000000000000000pt" fo:language="en" fo:letter-spacing="-0.002000000000000pt" style:use-window-font-color="true"/>
    </style:style>
    <style:style style:name="P3" style:parent-style-name="Footer" style:family="paragraph">
      <style:paragraph-properties fo:line-height="100%" fo:margin-left="0.000000000000000pt" style:tab-stop-distance="36.000000000000000pt">
        <style:tab-stops>
          <style:tab-stop style:position="197.10000000000pt" style:type="center" style:leader-type="none" style:leader-style="none" style:leader-width="auto" style:leader-color="font-color"/>
        </style:tab-stops>
      </style:paragraph-properties>
      <style:text-properties fo:country="US" fo:font-family="Arial" fo:font-size="11.000000000000000pt" fo:language="en" fo:letter-spacing="-0.002000000000000pt" style:use-window-font-color="true"/>
    </style:style>
    <style:style style:name="P4" style:parent-style-name="Footer" style:family="paragraph">
      <style:paragraph-properties fo:line-height="100%" fo:margin-left="0.000000000000000pt" style:tab-stop-distance="36.000000000000000pt">
        <style:tab-stops>
          <style:tab-stop style:position="197.10000000000pt" style:type="right" style:leader-type="none" style:leader-style="none" style:leader-width="auto" style:leader-color="font-color"/>
        </style:tab-stops>
      </style:paragraph-properties>
      <style:text-properties fo:country="US" fo:font-family="Arial" fo:font-size="11.000000000000000pt" fo:language="en" fo:letter-spacing="-0.002000000000000pt" style:use-window-font-color="true"/>
    </style:style>
    <style:style style:name="P5" style:parent-style-name="Footer" style:family="paragraph">
      <style:paragraph-properties fo:line-height="100%" fo:margin-left="30.600000000000001pt" fo:text-indent="-30.600000000000001pt" style:tab-stop-distance="36.000000000000000pt">
        <style:tab-stops>
          <style:tab-stop style:position="147.60000000000pt" style:type="right" style:leader-type="none" style:leader-style="none" style:leader-width="auto" style:leader-color="font-color"/>
        </style:tab-stops>
      </style:paragraph-properties>
      <style:text-properties fo:country="US" fo:font-family="Arial" fo:font-size="11.000000000000000pt" fo:language="en" fo:letter-spacing="-0.002000000000000pt" style:use-window-font-color="true"/>
    </style:style>
    <style:style style:name="P6" style:parent-style-name="Footer" style:family="paragraph">
      <style:paragraph-properties fo:line-height="100%" fo:margin-left="0.000000000000000pt" style:tab-stop-distance="36.000000000000000pt"/>
      <style:text-properties fo:country="US" fo:font-family="Arial" fo:font-size="9.000000000000000pt" fo:font-style="italic" fo:language="en" fo:letter-spacing="-0.002000000000000pt" style:use-window-font-color="true"/>
    </style:style>
    <style:style style:name="P7" style:parent-style-name="Header" style:family="paragraph">
      <style:paragraph-properties fo:border-bottom="1.5pt solid #000000" fo:line-height="100%" fo:margin-left="0.000000000000000pt" fo:padding-bottom="1.000000000000000pt" fo:text-align="center" style:tab-stop-distance="36.000000000000000pt"/>
      <style:text-properties fo:country="US" fo:font-family="Arial" fo:font-size="11.000000000000000pt" fo:language="en" fo:letter-spacing="-0.002000000000000pt" style:use-window-font-color="true"/>
    </style:style>
    <style:style style:name="Table1" style:family="table">
      <style:table-properties fo:keep-with-next="auto" fo:margin="0.000000000000000pt" style:may-break-between-rows="false" style:rel-width="0%" style:writing-mode="page" table:align="left" table:border-model="collapsing"/>
    </style:style>
    <style:style style:name="Table1.A" style:family="table-column">
      <style:table-column-properties style:column-width="202.500000000000000pt"/>
    </style:style>
    <style:style style:name="Table1.B" style:family="table-column">
      <style:table-column-properties style:column-width="178.800000000000011pt"/>
    </style:style>
    <style:style style:name="Table1.C" style:family="table-column">
      <style:table-column-properties style:column-width="104.700000000000003pt"/>
    </style:style>
    <style:style style:name="Table1.1" style:family="table-row">
      <style:table-row-properties style:min-row-height="13.300000000000001pt"/>
    </style:style>
    <style:style style:name="Table1.A1" style:family="table-cell">
      <style:table-cell-properties calligra:specialborder-bottom="solid" calligra:specialborder-left="solid" calligra:specialborder-right="solid" calligra:specialborder-top="solid" fo:border="0.75pt solid #000000" fo:padding-left="5.400000000000000pt" fo:padding-right="5.400000000000000pt" style:diagonal-bl-tr="0pt none #000000" style:diagonal-tl-br="0pt none #000000"/>
    </style:style>
    <style:page-layout style:name="pm1" style:page-usage="all">
      <style:page-layout-properties calligra:specialborder-bottom="none" calligra:specialborder-left="none" calligra:specialborder-right="none" calligra:specialborder-top="none" fo:border="0pt none #000000" fo:margin-bottom="36.000000000000000pt" fo:margin-left="72.000000000000000pt" fo:margin-right="54.000000000000000pt" fo:margin-top="54.000000000000000pt" fo:padding="0.000000000000000pt" fo:page-height="792.001372051999965pt" fo:page-width="612.001060221999978pt" style:print-orientation="portrait"/>
    </style:page-layout>
    <style:page-layout style:name="pm2" style:page-usage="all">
      <style:page-layout-properties calligra:specialborder-bottom="none" calligra:specialborder-left="none" calligra:specialborder-right="none" calligra:specialborder-top="none" fo:border="0pt none #000000" fo:margin="56.693011599999998pt" fo:padding="0.000000000000000pt" fo:page-height="792.001372051999965pt" fo:page-width="612.001060221999978pt" style:print-orientation="portrait"/>
    </style:page-layout>
    <style:page-layout style:name="pm3" style:page-usage="all">
      <style:page-layout-properties calligra:specialborder-bottom="none" calligra:specialborder-left="none" calligra:specialborder-right="none" calligra:specialborder-top="none" fo:border="0pt none #000000" fo:margin-bottom="36.000000000000000pt" fo:margin-left="72.000000000000000pt" fo:margin-right="54.000000000000000pt" fo:margin-top="54.000000000000000pt" fo:padding="0.000000000000000pt" fo:page-height="792.001372051999965pt" fo:page-width="612.001060221999978pt" style:print-orientation="portrait"/>
      <style:footer-style>
        <style:header-footer-properties fo:min-height="0.00000000000pt" fo:margin-top="0.00000000000pt" style:dynamic-spacing="true"/>
      </style:footer-style>
    </style:page-layout>
    <style:page-layout style:name="pm4" style:page-usage="all">
      <style:page-layout-properties calligra:specialborder-bottom="none" calligra:specialborder-left="none" calligra:specialborder-right="none" calligra:specialborder-top="none" fo:border="0pt none #000000" fo:margin-bottom="36.000000000000000pt" fo:margin-left="72.000000000000000pt" fo:margin-right="54.000000000000000pt" fo:margin-top="36.000000000000000pt" fo:padding="0.000000000000000pt" fo:page-height="792.001372051999965pt" fo:page-width="612.001060221999978pt" style:print-orientation="portrait"/>
      <style:header-style>
        <style:header-footer-properties fo:min-height="18.00000000000pt" fo:margin-bottom="0.00000000000pt" style:dynamic-spacing="true"/>
      </style:header-style>
    </style:page-layout>
  </office:automatic-styles>
  <office:master-styles>
    <style:master-page style:name="Standard11" style:page-layout-name="pm1"/>
    <style:master-page style:name="Standard1" style:display-name="Default" style:page-layout-name="pm2"/>
    <style:master-page style:name="Standard3" style:page-layout-name="pm3">
      <style:footer>
        <table:table table:style-name="Table1">
          <table:table-column table:style-name="Table1.A"/>
          <table:table-column table:style-name="Table1.B"/>
          <table:table-column table:style-name="Table1.C"/>
          <table:table-row table:style-name="Table1.1">
            <table:table-cell table:number-columns-spanned="2" table:style-name="Table1.A1">
              <text:p text:style-name="P1"><text:span text:style-name="T1">Title:<text:tab/></text:span><text:span text:style-name="T2">ASR-<text:bookmark-start text:name="_Toc350856677_2_2"/><text:bookmark-start text:name="_Toc350856677_3_1"/><text:bookmark-start text:name="_Toc350856677_3"/><text:bookmark-start text:name="_Toc350856677_4"/><text:bookmark-start text:name="_Toc350856677_1_1"/><text:bookmark-start text:name="_Toc350856677_2_1"/><text:bookmark-start text:name="_Toc350856677_3_2"/><text:bookmark-start text:name="_Toc350856677"/><text:bookmark-start text:name="_Toc350856677_1_2"/><text:bookmark-start text:name="_Toc350856677_1"/><text:bookmark-start text:name="_Toc350856677_5"/><text:bookmark-start text:name="_Toc350856677_2"/>2300 Communications Interface Specif<text:bookmark-end text:name="_Toc350856677_3"/><text:bookmark-end text:name="_Toc350856677_1_1"/><text:bookmark-end text:name="_Toc350856677"/><text:bookmark-end text:name="_Toc350856677_1_2"/><text:bookmark-end text:name="_Toc350856677_1"/><text:bookmark-end text:name="_Toc350856677_2"/>ication</text:span></text:p>
            </table:table-cell>
            <table:covered-table-cell/>
            <table:table-cell table:style-name="Table1.A1">
              <text:p text:style-name="P2"><text:span text:style-name="T1">Pag<text:bookmark-end text:name="_Toc350856677_2_2"/><text:bookmark-end text:name="_Toc350856677_3_1"/><text:bookmark-end text:name="_Toc350856677_4"/><text:bookmark-end text:name="_Toc350856677_2_1"/><text:bookmark-end text:name="_Toc350856677_3_2"/><text:bookmark-end text:name="_Toc350856677_5"/>e:</text:span><text:span text:style-name="T2"><text:bookmark-start text:name="_Toc350856678_2"/><text:bookmark-start text:name="_Toc350856678"/><text:bookmark-start text:name="_Toc350856678_3"/><text:bookmark-start text:name="_Toc350856678_1"/><text:bookmark-start text:name="_Toc350856678_1_1"/><text:bookmark-start text:name="_Toc350856678_2_1"/><text:s/><text:tab/></text:span><text:span text:style-name="T2"><text:page-number text:select-page="current">4</text:page-number></text:span><text:span text:style-name="T2"><text:s/>of<text:s/></text:span><text:span text:style-name="T2"><text:page-count>11</text:page-count></text:span><text:span text:style-name="T2"><text:s/></text:span></text:p>
            </table:table-cell>
          </table:table-row>
          <table:table-row>
            <table:table-cell table:number-columns-spanned="2" table:style-name="Table1.A1">
              <text:p text:style-name="P3"><text:span text:style-name="T1">Subject:<text:tab/></text:span><text:span text:style-name="T2">A2300<text:s/><text:bookmark-end text:name="_Toc350856678_2"/><text:bookmark-end text:name="_Toc350856678_3"/><text:bookmark-end text:name="_Toc350856678_1"/><text:bookmark-end text:name="_Toc350856678_1_1"/><text:bookmark-end text:name="_Toc350856678_2_1"/>Open Source Project</text:span></text:p>
            </table:table-cell>
            <table:covered-table-cell/>
            <table:table-cell table:style-name="Table1.A1">
              <text:p text:style-name="P2"><text:span text:style-name="T1">Revision:</text:span><text:span text:style-name="T2"><text:s text:c="2"/><text:tab/>138<text:s/></text:span></text:p>
            </table:table-cell>
          </table:table-row>
          <table:table-row>
            <table:table-cell table:style-name="Table1.A1">
              <text:p text:style-name="P4"><text:span text:style-name="T1">Project:<text:s text:c="3"/></text:span><text:span text:style-name="T2">- - -</text:span></text:p>
            </table:table-cell>
            <table:table-cell table:style-name="Table1.A1">
              <text:p text:style-name="P5"><text:span text:style-name="T1">Status:</text:span><text:span text:style-name="T2"><text:s/><text:tab/>GNU GPL V.2.0</text:span></text:p>
            </table:table-cell>
            <table:table-cell table:style-name="Table1.A1">
              <text:p text:style-name="P2"><text:span text:style-name="T1">Date:</text:span><text:span text:style-name="T2"><text:tab/><text:bookmark-end text:name="_Toc350856678"/></text:span></text:p>
            </table:table-cell>
          </table:table-row>
        </table:table>
        <text:p text:style-name="P6"/>
      </style:footer>
    </style:master-page>
    <style:master-page style:name="Standard2" style:page-layout-name="pm4">
      <style:header>
        <text:p text:style-name="P7"><text:span text:style-name="T3">Loctronix Co<text:bookmark-start text:name="_Toc350856677_2_2"/><text:bookmark-start text:name="_Toc350856677_3_1"/><text:bookmark-start text:name="_Toc350856677_3"/><text:bookmark-start text:name="_Toc350856677_4"/><text:bookmark-start text:name="_Toc350856677_1_1"/><text:bookmark-start text:name="_Toc350856677_2_1"/><text:bookmark-start text:name="_Toc350856677_3_2"/><text:bookmark-start text:name="_Toc350856677"/><text:bookmark-start text:name="_Toc350856677_1_2"/><text:bookmark-start text:name="_Toc350856677_1"/><text:bookmark-start text:name="_Toc350856677_5"/><text:bookmark-start text:name="_Toc350856677_2"/>rporation Confidential &amp; Proprietary<text:bookmark-end text:name="_Toc350856677_3"/><text:bookmark-end text:name="_Toc350856677_1_1"/><text:bookmark-end text:name="_Toc350856677"/><text:bookmark-end text:name="_Toc350856677_1_2"/><text:bookmark-end text:name="_Toc350856677_1"/><text:bookmark-end text:name="_Toc350856677_2"/></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4</meta:generator>
    <dc:title/>
    <meta:initial-creator>Unknown</meta:initial-creator>
    <meta:editing-cycles>31</meta:editing-cycles>
    <dc:date>2013-09-27T18:26:59</dc:date>
    <meta:creation-date>2013-09-25T10:37:22</meta:creation-date>
    <dc:creator>Chris Center</dc:creator>
    <meta:user-defined meta:name="email">Chris.Center@Loctronix.com</meta:user-defined>
  </office:meta>
</office:document-meta>
</file>